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8cm"/>
    </style:style>
    <style:style style:name="co2" style:family="table-column">
      <style:table-column-properties fo:break-before="auto" style:column-width="1.838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0.169cm"/>
    </style:style>
    <style:style style:name="co5" style:family="table-column">
      <style:table-column-properties fo:break-before="auto" style:column-width="1.36cm"/>
    </style:style>
    <style:style style:name="co6" style:family="table-column">
      <style:table-column-properties fo:break-before="auto" style:column-width="1.265cm"/>
    </style:style>
    <style:style style:name="co7" style:family="table-column">
      <style:table-column-properties fo:break-before="auto" style:column-width="1.224cm"/>
    </style:style>
    <style:style style:name="co8" style:family="table-column">
      <style:table-column-properties fo:break-before="auto" style:column-width="1.238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212cm"/>
    </style:style>
    <style:style style:name="co11" style:family="table-column">
      <style:table-column-properties fo:break-before="auto" style:column-width="1.102cm"/>
    </style:style>
    <style:style style:name="co12" style:family="table-column">
      <style:table-column-properties fo:break-before="auto" style:column-width="0.829cm"/>
    </style:style>
    <style:style style:name="co13" style:family="table-column">
      <style:table-column-properties fo:break-before="auto" style:column-width="0.89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485cm"/>
    </style:style>
    <style:style style:name="co16" style:family="table-column">
      <style:table-column-properties fo:break-before="auto" style:column-width="1.752cm"/>
    </style:style>
    <style:style style:name="co17" style:family="table-column">
      <style:table-column-properties fo:break-before="auto" style:column-width="1.9cm"/>
    </style:style>
    <style:style style:name="co18" style:family="table-column">
      <style:table-column-properties fo:break-before="auto" style:column-width="1.383cm"/>
    </style:style>
    <style:style style:name="co19" style:family="table-column">
      <style:table-column-properties fo:break-before="auto" style:column-width="0.526cm"/>
    </style:style>
    <style:style style:name="co20" style:family="table-column">
      <style:table-column-properties fo:break-before="auto" style:column-width="1.506cm"/>
    </style:style>
    <style:style style:name="co21" style:family="table-column">
      <style:table-column-properties fo:break-before="auto" style:column-width="1.6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3" style:family="table-cell" style:parent-style-name="Default" style:data-style-name="N33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 style:data-style-name="N33">
      <style:table-cell-properties fo:border="none"/>
    </style:style>
    <style:style style:name="ce8" style:family="table-cell" style:parent-style-name="Default" style:data-style-name="N33"/>
    <style:style style:name="ce10" style:family="table-cell" style:parent-style-name="Default" style:data-style-name="N33">
      <style:table-cell-properties fo:border-bottom="0.99pt outset #000000" fo:background-color="transparent" fo:border-left="none" fo:border-right="none" fo:border-top="none"/>
    </style:style>
    <style:style style:name="ce13" style:family="table-cell" style:parent-style-name="Default" style:data-style-name="N33">
      <style:table-cell-properties fo:border-bottom="none" fo:background-color="transparent" fo:border-left="none" fo:border-right="none" fo:border-top="0.06pt solid #000000"/>
    </style:style>
    <style:style style:name="ce26" style:family="table-cell" style:parent-style-name="Default" style:data-style-name="N33">
      <style:table-cell-properties fo:background-color="transparent"/>
    </style:style>
    <style:style style:name="ce9" style:family="table-cell" style:parent-style-name="Default" style:data-style-name="N33">
      <style:table-cell-properties fo:border-bottom="0.06pt solid #000000" fo:background-color="transparent" fo:border-left="none" fo:border-right="none" fo:border-top="none"/>
    </style:style>
    <style:style style:name="ce21" style:family="table-cell" style:parent-style-name="Default" style:data-style-name="N33">
      <style:table-cell-properties fo:background-color="transparent" fo:border="none"/>
    </style:style>
    <style:style style:name="ce23" style:family="table-cell" style:parent-style-name="Default" style:data-style-name="N33">
      <style:table-cell-properties fo:border-bottom="none" fo:border-left="none" fo:border-right="none" fo:border-top="0.06pt solid #000000"/>
    </style:style>
    <style:style style:name="ce42" style:family="table-cell" style:parent-style-name="Default" style:data-style-name="N33">
      <style:table-cell-properties fo:border-bottom="0.06pt solid #000000" fo:border-left="none" fo:border-right="none" fo:border-top="none"/>
    </style:style>
    <style:style style:name="ce54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1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114">
      <style:table-cell-properties fo:border-bottom="none" fo:border-left="0.06pt solid #000000" fo:border-right="none" fo:border-top="none"/>
    </style:style>
    <style:style style:name="ce61" style:family="table-cell" style:parent-style-name="Default" style:data-style-name="N114">
      <style:table-cell-properties fo:border-bottom="0.06pt solid #000000" fo:border-left="0.06pt solid #000000" fo:border-right="none" fo:border-top="none"/>
    </style:style>
    <style:style style:name="ce11" style:family="table-cell" style:parent-style-name="Default" style:data-style-name="N114"/>
    <style:style style:name="ce35" style:family="table-cell" style:parent-style-name="Default" style:data-style-name="N114">
      <style:table-cell-properties fo:border-bottom="0.99pt outset #000000" fo:background-color="transparent" fo:border-left="none" fo:border-right="none" fo:border-top="none"/>
    </style:style>
    <style:style style:name="ce71" style:family="table-cell" style:parent-style-name="Default" style:data-style-name="N114">
      <style:table-cell-properties fo:border-bottom="none" fo:background-color="transparent" fo:border-left="none" fo:border-right="none" fo:border-top="0.06pt solid #000000"/>
    </style:style>
    <style:style style:name="ce73" style:family="table-cell" style:parent-style-name="Default" style:data-style-name="N114">
      <style:table-cell-properties fo:background-color="transparent"/>
    </style:style>
    <style:style style:name="ce66" style:family="table-cell" style:parent-style-name="Default" style:data-style-name="N114">
      <style:table-cell-properties fo:border-bottom="0.06pt solid #000000" fo:background-color="transparent" fo:border-left="none" fo:border-right="none" fo:border-top="none"/>
    </style:style>
    <style:style style:name="ce34" style:family="table-cell" style:parent-style-name="Default" style:data-style-name="N114">
      <style:table-cell-properties fo:background-color="transparent" fo:border="none"/>
    </style:style>
    <style:style style:name="ce37" style:family="table-cell" style:parent-style-name="Default" style:data-style-name="N114">
      <style:table-cell-properties fo:border-bottom="none" fo:border-left="none" fo:border-right="none" fo:border-top="0.06pt solid #000000"/>
    </style:style>
    <style:style style:name="ce93" style:family="table-cell" style:parent-style-name="Default" style:data-style-name="N114">
      <style:table-cell-properties fo:border="none"/>
    </style:style>
    <style:style style:name="ce12" style:family="table-cell" style:parent-style-name="Default" style:data-style-name="N114">
      <style:table-cell-properties fo:border-bottom="0.06pt solid #000000" fo:border-left="none" fo:border-right="none" fo:border-top="none"/>
    </style:style>
    <style:style style:name="ce77" style:family="table-cell" style:parent-style-name="Default" style:data-style-name="N114">
      <style:table-cell-properties fo:border="none"/>
      <style:text-properties fo:font-weight="bold" style:font-weight-asian="bold" style:font-weight-complex="bold"/>
    </style:style>
    <style:style style:name="ce96" style:family="table-cell" style:parent-style-name="Default" style:data-style-name="N11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97" style:family="table-cell" style:parent-style-name="Default" style:data-style-name="N114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114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114">
      <style:table-cell-properties fo:border-bottom="0.06pt solid #000000" fo:border-left="none" fo:border-right="0.06pt solid #000000" fo:border-top="none"/>
    </style:style>
    <style:style style:name="ce94" style:family="table-cell" style:parent-style-name="Default" style:data-style-name="N114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11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14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99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8" style:family="table-cell" style:parent-style-name="Default" style:data-style-name="N114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9" style:family="table-cell" style:parent-style-name="Default" style:data-style-name="N114">
      <style:text-properties fo:font-size="8pt" style:font-size-asian="8pt" style:font-size-complex="8pt"/>
    </style:style>
    <style:style style:name="ce56" style:family="table-cell" style:parent-style-name="Default" style:data-style-name="N114">
      <style:table-cell-properties fo:border-bottom="0.99pt outset #000000" fo:background-color="transparent" fo:border-left="none" fo:border-right="none" fo:border-top="none"/>
      <style:text-properties fo:font-size="8pt" style:font-size-asian="8pt" style:font-size-complex="8pt"/>
    </style:style>
    <style:style style:name="ce105" style:family="table-cell" style:parent-style-name="Default" style:data-style-name="N114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107" style:family="table-cell" style:parent-style-name="Default" style:data-style-name="N114">
      <style:table-cell-properties fo:background-color="transparent"/>
      <style:text-properties fo:font-size="8pt" style:font-size-asian="8pt" style:font-size-complex="8pt"/>
    </style:style>
    <style:style style:name="ce85" style:family="table-cell" style:parent-style-name="Default" style:data-style-name="N114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108" style:family="table-cell" style:parent-style-name="Default" style:data-style-name="N114">
      <style:table-cell-properties fo:background-color="transparent" fo:border="none"/>
      <style:text-properties fo:font-size="8pt" style:font-size-asian="8pt" style:font-size-complex="8pt"/>
    </style:style>
    <style:style style:name="ce59" style:family="table-cell" style:parent-style-name="Default" style:data-style-name="N114">
      <style:table-cell-properties fo:border="none"/>
      <style:text-properties fo:font-size="8pt" style:font-size-asian="8pt" style:font-size-complex="8pt"/>
    </style:style>
    <style:style style:name="ce11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116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117" style:family="table-cell" style:parent-style-name="Default">
      <style:table-cell-properties fo:border-bottom="none" fo:border-left="none" fo:border-right="0.06pt solid #000000" fo:border-top="0.06pt solid #000000"/>
    </style:style>
    <style:style style:name="ce125" style:family="table-cell" style:parent-style-name="Default">
      <style:table-cell-properties fo:border-bottom="none" fo:border-left="none" fo:border-right="0.06pt solid #000000" fo:border-top="none"/>
    </style:style>
    <style:style style:name="ce127" style:family="table-cell" style:parent-style-name="Default" style:data-style-name="N11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4" style:family="table-cell" style:parent-style-name="Default" style:data-style-name="N11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 style:data-style-name="N114">
      <style:text-properties fo:font-size="8pt" fo:font-weight="bold" style:font-size-asian="8pt" style:font-weight-asian="bold" style:font-size-complex="8pt" style:font-weight-complex="bold"/>
    </style:style>
    <style:style style:name="ce78" style:family="table-cell" style:parent-style-name="Default" style:data-style-name="N114">
      <style:table-cell-properties fo:border-bottom="0.99pt outset #000000" fo:background-color="transparent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 style:data-style-name="N111">
      <style:table-cell-properties fo:border="none"/>
      <style:text-properties fo:font-weight="bold" style:font-weight-asian="bold" style:font-weight-complex="bold"/>
    </style:style>
    <style:style style:name="ce1" style:family="table-cell" style:parent-style-name="Default" style:data-style-name="N111"/>
    <style:style style:name="ce134" style:family="table-cell" style:parent-style-name="Default" style:data-style-name="N111">
      <style:table-cell-properties fo:border="none"/>
    </style:style>
    <style:style style:name="ce82" style:family="table-cell" style:parent-style-name="Default" style:data-style-name="N111">
      <style:table-cell-properties fo:border-bottom="0.99pt outset #000000" fo:background-color="transparent" fo:border-left="none" fo:border-right="none" fo:border-top="none"/>
    </style:style>
    <style:style style:name="ce137" style:family="table-cell" style:parent-style-name="Default" style:data-style-name="N111">
      <style:table-cell-properties fo:border-bottom="none" fo:background-color="transparent" fo:border-left="none" fo:border-right="none" fo:border-top="0.06pt solid #000000"/>
    </style:style>
    <style:style style:name="ce138" style:family="table-cell" style:parent-style-name="Default" style:data-style-name="N111">
      <style:table-cell-properties fo:background-color="transparent"/>
    </style:style>
    <style:style style:name="ce109" style:family="table-cell" style:parent-style-name="Default" style:data-style-name="N111">
      <style:table-cell-properties fo:border-bottom="0.06pt solid #000000" fo:background-color="transparent" fo:border-left="none" fo:border-right="none" fo:border-top="none"/>
    </style:style>
    <style:style style:name="ce139" style:family="table-cell" style:parent-style-name="Default" style:data-style-name="N111">
      <style:table-cell-properties fo:background-color="transparent" fo:border="none"/>
    </style:style>
    <style:style style:name="ce143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4" style:family="table-cell" style:parent-style-name="Default" style:data-style-name="N11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5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146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148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02" style:family="table-cell" style:parent-style-name="Default" style:data-style-name="N0">
      <style:table-cell-properties fo:border-bottom="0.99pt outset #000000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14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size="9pt" style:font-size-asian="9pt" style:font-size-complex="9pt"/>
    </style:style>
    <style:style style:name="ce150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fo:font-size="9pt" style:font-size-asian="9pt" style:font-size-complex="9pt"/>
    </style:style>
    <style:style style:name="ce15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9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size="9pt" style:font-size-asian="9pt" style:font-size-complex="9pt"/>
    </style:style>
    <style:style style:name="ce123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9pt" style:font-size-asian="9pt" style:font-size-complex="9pt"/>
    </style:style>
    <style:style style:name="ce100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16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6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6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ize="9pt" style:font-size-asian="9pt" style:font-size-complex="9pt"/>
    </style:style>
    <style:style style:name="ce169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7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fo:font-size="9pt" style:font-size-asian="9pt" style:font-size-complex="9pt"/>
    </style:style>
    <style:style style:name="ce17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26" style:family="table-cell" style:parent-style-name="Default" style:data-style-name="N0">
      <style:table-cell-properties fo:border-bottom="0.99pt outset #000000" style:text-align-source="fix" style:repeat-content="false" fo:border-left="none" fo:border-right="none" fo:border-top="non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7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73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80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21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9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81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82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53" style:family="table-cell" style:parent-style-name="Default" style:data-style-name="N40">
      <style:table-cell-properties fo:border-bottom="0.99pt outset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 style:data-style-name="N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86" style:family="table-cell" style:parent-style-name="Default" style:data-style-name="N40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84" style:family="table-cell" style:parent-style-name="Default" style:data-style-name="N4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87" style:family="table-cell" style:parent-style-name="Default" style:data-style-name="N40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131" style:family="table-cell" style:parent-style-name="Default" style:data-style-name="N4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33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207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95" style:family="table-cell" style:parent-style-name="Default">
      <style:text-properties fo:font-size="7pt" style:font-size-asian="7pt" style:font-size-complex="7pt"/>
    </style:style>
    <style:style style:name="ce13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6" style:family="table-cell" style:parent-style-name="Default">
      <style:table-cell-properties fo:border-bottom="none" fo:border-left="0.06pt solid #000000" fo:border-right="0.06pt solid #000000" fo:border-top="none"/>
    </style:style>
    <style:style style:name="ce14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12" style:family="table-cell" style:parent-style-name="Default">
      <style:text-properties fo:font-size="12pt" style:font-size-asian="12pt" style:font-size-complex="12pt"/>
    </style:style>
    <style:style style:name="ce213" style:family="table-cell" style:parent-style-name="Default" style:data-style-name="N36"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215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16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217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18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03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20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21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4" table:default-cell-style-name="ce1"/>
        <table:table-column table:style-name="co8" table:default-cell-style-name="ce165"/>
        <table:table-column table:style-name="co9" table:default-cell-style-name="ce165"/>
        <table:table-column table:style-name="co10" table:default-cell-style-name="ce181"/>
        <table:table-column table:style-name="co11" table:default-cell-style-name="ce195"/>
        <table:table-column table:style-name="co12" table:default-cell-style-name="ce195"/>
        <table:table-column table:style-name="co13" table:number-columns-repeated="2" table:default-cell-style-name="ce195"/>
        <table:table-row table:style-name="ro1">
          <table:table-cell table:style-name="ce3" office:value-type="string" calcext:value-type="string">
            <text:p>2021 Sanayi Elektrik sayacı reaktif takip çizelgesi</text:p>
          </table:table-cell>
          <table:table-cell table:style-name="ce54"/>
          <table:table-cell table:style-name="ce77" table:number-columns-repeated="3"/>
          <table:table-cell table:style-name="ce94" table:number-columns-repeated="3"/>
          <table:table-cell table:style-name="ce132"/>
          <table:table-cell table:style-name="ce143"/>
          <table:table-cell table:style-name="ce166"/>
          <table:table-cell table:number-columns-repeated="5"/>
        </table:table-row>
        <table:table-row table:style-name="ro1">
          <table:table-cell table:style-name="ce3"/>
          <table:table-cell table:style-name="ce54"/>
          <table:table-cell table:style-name="ce77" table:number-columns-repeated="3"/>
          <table:table-cell table:style-name="ce94" table:number-columns-repeated="3"/>
          <table:table-cell table:style-name="ce132"/>
          <table:table-cell table:style-name="ce143"/>
          <table:table-cell table:style-name="ce166"/>
          <table:table-cell table:number-columns-repeated="5"/>
        </table:table-row>
        <table:table-row table:style-name="ro1">
          <table:table-cell table:style-name="ce4"/>
          <table:table-cell table:style-name="ce57" office:value-type="string" calcext:value-type="string" table:number-columns-spanned="3" table:number-rows-spanned="1">
            <text:p>Yazar</text:p>
          </table:table-cell>
          <table:covered-table-cell table:style-name="ce96"/>
          <table:covered-table-cell table:style-name="ce97"/>
          <table:table-cell table:style-name="ce77"/>
          <table:table-cell table:style-name="ce95" office:value-type="string" calcext:value-type="string" table:number-columns-spanned="3" table:number-rows-spanned="1">
            <text:p>Tüketim</text:p>
          </table:table-cell>
          <table:covered-table-cell table:style-name="ce114"/>
          <table:covered-table-cell table:style-name="ce117"/>
          <table:table-cell table:style-name="ce132"/>
          <table:table-cell table:style-name="ce144" office:value-type="string" calcext:value-type="string" table:number-columns-spanned="2" table:number-rows-spanned="1">
            <text:p>Reaktif oran</text:p>
          </table:table-cell>
          <table:covered-table-cell table:style-name="ce167"/>
          <table:table-cell/>
          <table:table-cell table:style-name="Default" table:number-columns-repeated="4"/>
        </table:table-row>
        <table:table-row table:style-name="ro1">
          <table:table-cell table:style-name="ce4"/>
          <table:table-cell table:style-name="ce58" office:value-type="string" calcext:value-type="string">
            <text:p>1.8.0</text:p>
          </table:table-cell>
          <table:table-cell office:value-type="string" calcext:value-type="string">
            <text:p>5.8.0</text:p>
          </table:table-cell>
          <table:table-cell table:style-name="ce14" office:value-type="string" calcext:value-type="string">
            <text:p>8.8.0</text:p>
          </table:table-cell>
          <table:table-cell/>
          <table:table-cell table:style-name="ce17"/>
          <table:table-cell table:style-name="Default"/>
          <table:table-cell table:style-name="ce125"/>
          <table:table-cell/>
          <table:table-cell table:style-name="ce145" office:value-type="string" calcext:value-type="string">
            <text:p>ind.</text:p>
          </table:table-cell>
          <table:table-cell table:style-name="ce168" office:value-type="string" calcext:value-type="string">
            <text:p>kap.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4"/>
          <table:table-cell table:style-name="ce58" office:value-type="string" calcext:value-type="string">
            <text:p>aktif</text:p>
          </table:table-cell>
          <table:table-cell office:value-type="string" calcext:value-type="string">
            <text:p>endüktif</text:p>
          </table:table-cell>
          <table:table-cell table:style-name="ce14" office:value-type="string" calcext:value-type="string">
            <text:p>kapasitif</text:p>
          </table:table-cell>
          <table:table-cell/>
          <table:table-cell table:style-name="ce99" office:value-type="string" calcext:value-type="string">
            <text:p>aktif</text:p>
          </table:table-cell>
          <table:table-cell table:style-name="ce115" office:value-type="string" calcext:value-type="string">
            <text:p>end</text:p>
          </table:table-cell>
          <table:table-cell table:style-name="ce127" office:value-type="string" calcext:value-type="string">
            <text:p>kap</text:p>
          </table:table-cell>
          <table:table-cell/>
          <table:table-cell table:style-name="ce146" office:value-type="string" calcext:value-type="string">
            <text:p><text:s/>&lt; %20</text:p>
          </table:table-cell>
          <table:table-cell table:style-name="ce169" office:value-type="string" calcext:value-type="string">
            <text:p>&lt; %15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4"/>
          <table:table-cell table:style-name="ce61" office:value-type="float" office:value="890" calcext:value-type="float">
            <text:p>890,000</text:p>
          </table:table-cell>
          <table:table-cell table:style-name="ce12" office:value-type="float" office:value="54" calcext:value-type="float">
            <text:p>54,000</text:p>
          </table:table-cell>
          <table:table-cell table:style-name="ce15" office:value-type="float" office:value="22" calcext:value-type="float">
            <text:p>22,000</text:p>
          </table:table-cell>
          <table:table-cell table:style-name="ce93"/>
          <table:table-cell table:style-name="ce18"/>
          <table:table-cell table:style-name="ce116" office:value-type="string" calcext:value-type="string">
            <text:p>çarpan</text:p>
          </table:table-cell>
          <table:table-cell table:style-name="ce24" office:value-type="float" office:value="60" calcext:value-type="float">
            <text:p>60,000</text:p>
          </table:table-cell>
          <table:table-cell table:style-name="ce134"/>
          <table:table-cell table:style-name="ce147"/>
          <table:table-cell table:style-name="ce170"/>
          <table:table-cell table:style-name="ce182" office:value-type="string" calcext:value-type="string">
            <text:p>saat</text:p>
          </table:table-cell>
          <table:table-cell table:style-name="Default" table:number-columns-repeated="4"/>
        </table:table-row>
        <table:table-row table:style-name="ro1">
          <table:table-cell office:value-type="date" office:date-value="2021-01-01" calcext:value-type="date">
            <text:p>01.Oca</text:p>
          </table:table-cell>
          <table:table-cell office:value-type="float" office:value="897.238" calcext:value-type="float">
            <text:p>897,238</text:p>
          </table:table-cell>
          <table:table-cell office:value-type="float" office:value="54.336" calcext:value-type="float">
            <text:p>54,336</text:p>
          </table:table-cell>
          <table:table-cell office:value-type="float" office:value="22.19" calcext:value-type="float">
            <text:p>22,190</text:p>
          </table:table-cell>
          <table:table-cell/>
          <table:table-cell table:formula="of:=([.B7]-[.B6])*[.$H$6]" office:value-type="float" office:value="434.280000000003" calcext:value-type="float">
            <text:p>434,280</text:p>
          </table:table-cell>
          <table:table-cell table:formula="of:=([.C7]-[.C6])*[.$H$6]" office:value-type="float" office:value="20.1599999999999" calcext:value-type="float">
            <text:p>20,160</text:p>
          </table:table-cell>
          <table:table-cell table:formula="of:=([.D7]-[.D6])*[.$H$6]" office:value-type="float" office:value="11.4000000000001" calcext:value-type="float">
            <text:p>11,400</text:p>
          </table:table-cell>
          <table:table-cell/>
          <table:table-cell table:style-name="ce148" table:formula="of:=IF([.G7]/[.F7]*100&gt;20;TEXT([.G7]/[.F7]*100;&quot;##,# CZ&quot;);TEXT([.G7]/[.F7]*100;&quot;##,# ok&quot;))" office:value-type="string" office:string-value="4,6 ok" calcext:value-type="string">
            <text:p>4,6 ok</text:p>
          </table:table-cell>
          <table:table-cell table:style-name="ce148" table:formula="of:=IF([.H7]/[.F7]*100&gt;15;TEXT([.H7]/[.F7]*100;&quot;##,# CZ&quot;);TEXT([.H7]/[.F7]*100;&quot;##,# ok&quot;))" office:value-type="string" office:string-value="2,6 ok" calcext:value-type="string">
            <text:p>2,6 ok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date" office:date-value="2021-02-01" calcext:value-type="date">
            <text:p>01.Şub</text:p>
          </table:table-cell>
          <table:table-cell office:value-type="float" office:value="925.567" calcext:value-type="float">
            <text:p>925,567</text:p>
          </table:table-cell>
          <table:table-cell office:value-type="float" office:value="57.387" calcext:value-type="float">
            <text:p>57,387</text:p>
          </table:table-cell>
          <table:table-cell office:value-type="float" office:value="23.162" calcext:value-type="float">
            <text:p>23,162</text:p>
          </table:table-cell>
          <table:table-cell/>
          <table:table-cell table:formula="of:=([.B8]-[.B7])*[.$H$6]" office:value-type="float" office:value="1699.74" calcext:value-type="float">
            <text:p>1699,740</text:p>
          </table:table-cell>
          <table:table-cell table:formula="of:=([.C8]-[.C7])*[.$H$6]" office:value-type="float" office:value="183.06" calcext:value-type="float">
            <text:p>183,060</text:p>
          </table:table-cell>
          <table:table-cell table:formula="of:=([.D8]-[.D7])*[.$H$6]" office:value-type="float" office:value="58.3199999999999" calcext:value-type="float">
            <text:p>58,320</text:p>
          </table:table-cell>
          <table:table-cell/>
          <table:table-cell table:style-name="ce148" table:formula="of:=IF([.G8]/[.F8]*100&gt;20;TEXT([.G8]/[.F8]*100;&quot;##,# CZ&quot;);TEXT([.G8]/[.F8]*100;&quot;##,# ok&quot;))" office:value-type="string" office:string-value="10,8 ok" calcext:value-type="string">
            <text:p>10,8 ok</text:p>
          </table:table-cell>
          <table:table-cell table:style-name="ce148" table:formula="of:=IF([.H8]/[.F8]*100&gt;15;TEXT([.H8]/[.F8]*100;&quot;##,# CZ&quot;);TEXT([.H8]/[.F8]*100;&quot;##,# ok&quot;))" office:value-type="string" office:string-value="3,4 ok" calcext:value-type="string">
            <text:p>3,4 ok</text:p>
          </table:table-cell>
          <table:table-cell table:style-name="ce183"/>
          <table:table-cell table:style-name="Default" table:number-columns-repeated="4"/>
        </table:table-row>
        <table:table-row table:style-name="ro1">
          <table:table-cell office:value-type="date" office:date-value="2021-03-01" calcext:value-type="date">
            <text:p>01.Mar</text:p>
          </table:table-cell>
          <table:table-cell office:value-type="float" office:value="936.021" calcext:value-type="float">
            <text:p>936,021</text:p>
          </table:table-cell>
          <table:table-cell office:value-type="float" office:value="58.406" calcext:value-type="float">
            <text:p>58,406</text:p>
          </table:table-cell>
          <table:table-cell office:value-type="float" office:value="23.583" calcext:value-type="float">
            <text:p>23,583</text:p>
          </table:table-cell>
          <table:table-cell/>
          <table:table-cell table:formula="of:=([.B9]-[.B8])*[.$H$6]" office:value-type="float" office:value="627.239999999997" calcext:value-type="float">
            <text:p>627,240</text:p>
          </table:table-cell>
          <table:table-cell table:formula="of:=([.C9]-[.C8])*[.$H$6]" office:value-type="float" office:value="61.1399999999999" calcext:value-type="float">
            <text:p>61,140</text:p>
          </table:table-cell>
          <table:table-cell table:formula="of:=([.D9]-[.D8])*[.$H$6]" office:value-type="float" office:value="25.26" calcext:value-type="float">
            <text:p>25,260</text:p>
          </table:table-cell>
          <table:table-cell/>
          <table:table-cell table:style-name="ce148" table:formula="of:=IF([.G9]/[.F9]*100&gt;20;TEXT([.G9]/[.F9]*100;&quot;##,# CZ&quot;);TEXT([.G9]/[.F9]*100;&quot;##,# ok&quot;))" office:value-type="string" office:string-value="9,7 ok" calcext:value-type="string">
            <text:p>9,7 ok</text:p>
          </table:table-cell>
          <table:table-cell table:style-name="ce148" table:formula="of:=IF([.H9]/[.F9]*100&gt;15;TEXT([.H9]/[.F9]*100;&quot;##,# CZ&quot;);TEXT([.H9]/[.F9]*100;&quot;##,# ok&quot;))" office:value-type="string" office:string-value="4 ok" calcext:value-type="string">
            <text:p>4 ok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date" office:date-value="2021-04-01" calcext:value-type="date">
            <text:p>01.Nis</text:p>
          </table:table-cell>
          <table:table-cell office:value-type="float" office:value="944.995" calcext:value-type="float">
            <text:p>944,995</text:p>
          </table:table-cell>
          <table:table-cell office:value-type="float" office:value="59.375" calcext:value-type="float">
            <text:p>59,375</text:p>
          </table:table-cell>
          <table:table-cell office:value-type="float" office:value="24.17" calcext:value-type="float">
            <text:p>24,170</text:p>
          </table:table-cell>
          <table:table-cell/>
          <table:table-cell table:formula="of:=([.B10]-[.B9])*[.$H$6]" office:value-type="float" office:value="538.440000000003" calcext:value-type="float">
            <text:p>538,440</text:p>
          </table:table-cell>
          <table:table-cell table:formula="of:=([.C10]-[.C9])*[.$H$6]" office:value-type="float" office:value="58.1400000000001" calcext:value-type="float">
            <text:p>58,140</text:p>
          </table:table-cell>
          <table:table-cell table:formula="of:=([.D10]-[.D9])*[.$H$6]" office:value-type="float" office:value="35.2200000000002" calcext:value-type="float">
            <text:p>35,220</text:p>
          </table:table-cell>
          <table:table-cell/>
          <table:table-cell table:style-name="ce148" table:formula="of:=IF([.G10]/[.F10]*100&gt;20;TEXT([.G10]/[.F10]*100;&quot;##,# CZ&quot;);TEXT([.G10]/[.F10]*100;&quot;##,# ok&quot;))" office:value-type="string" office:string-value="10,8 ok" calcext:value-type="string">
            <text:p>10,8 ok</text:p>
          </table:table-cell>
          <table:table-cell table:style-name="ce148" table:formula="of:=IF([.H10]/[.F10]*100&gt;15;TEXT([.H10]/[.F10]*100;&quot;##,# CZ&quot;);TEXT([.H10]/[.F10]*100;&quot;##,# ok&quot;))" office:value-type="string" office:string-value="6,5 ok" calcext:value-type="string">
            <text:p>6,5 ok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date" office:date-value="2021-05-01" calcext:value-type="date">
            <text:p>01.May</text:p>
          </table:table-cell>
          <table:table-cell office:value-type="float" office:value="953.962" calcext:value-type="float">
            <text:p>953,962</text:p>
          </table:table-cell>
          <table:table-cell office:value-type="float" office:value="60.635" calcext:value-type="float">
            <text:p>60,635</text:p>
          </table:table-cell>
          <table:table-cell office:value-type="float" office:value="25.596" calcext:value-type="float">
            <text:p>25,596</text:p>
          </table:table-cell>
          <table:table-cell/>
          <table:table-cell table:formula="of:=([.B11]-[.B10])*[.$H$6]" office:value-type="float" office:value="538.019999999999" calcext:value-type="float">
            <text:p>538,020</text:p>
          </table:table-cell>
          <table:table-cell table:formula="of:=([.C11]-[.C10])*[.$H$6]" office:value-type="float" office:value="75.5999999999999" calcext:value-type="float">
            <text:p>75,600</text:p>
          </table:table-cell>
          <table:table-cell table:style-name="ce25" table:formula="of:=([.D11]-[.D10])*[.$H$6]" office:value-type="float" office:value="85.5599999999999" calcext:value-type="float">
            <text:p>85,560</text:p>
          </table:table-cell>
          <table:table-cell/>
          <table:table-cell table:style-name="ce148" table:formula="of:=IF([.G11]/[.F11]*100&gt;20;TEXT([.G11]/[.F11]*100;&quot;##,# CZ&quot;);TEXT([.G11]/[.F11]*100;&quot;##,# ok&quot;))" office:value-type="string" office:string-value="14,1 ok" calcext:value-type="string">
            <text:p>14,1 ok</text:p>
          </table:table-cell>
          <table:table-cell table:style-name="ce171" table:formula="of:=IF([.H11]/[.F11]*100&gt;15;TEXT([.H11]/[.F11]*100;&quot;##,# CZ&quot;); TEXT( [.H11]/[.F11]*100; &quot;[BLUE]  ,# ok&quot;))" office:value-type="string" office:string-value="15,9 CZ" calcext:value-type="string">
            <text:p>15,9 CZ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date" office:date-value="2021-06-01" calcext:value-type="date">
            <text:p>01.Haz</text:p>
          </table:table-cell>
          <table:table-cell office:value-type="float" office:value="960.411" calcext:value-type="float">
            <text:p>960,411</text:p>
          </table:table-cell>
          <table:table-cell office:value-type="float" office:value="61.501" calcext:value-type="float">
            <text:p>61,501</text:p>
          </table:table-cell>
          <table:table-cell office:value-type="float" office:value="26.42" calcext:value-type="float">
            <text:p>26,420</text:p>
          </table:table-cell>
          <table:table-cell/>
          <table:table-cell table:formula="of:=([.B12]-[.B11])*[.$H$6]" office:value-type="float" office:value="386.939999999997" calcext:value-type="float">
            <text:p>386,940</text:p>
          </table:table-cell>
          <table:table-cell table:formula="of:=([.C12]-[.C11])*[.$H$6]" office:value-type="float" office:value="51.96" calcext:value-type="float">
            <text:p>51,960</text:p>
          </table:table-cell>
          <table:table-cell table:formula="of:=([.D12]-[.D11])*[.$H$6]" office:value-type="float" office:value="49.4400000000001" calcext:value-type="float">
            <text:p>49,440</text:p>
          </table:table-cell>
          <table:table-cell/>
          <table:table-cell table:style-name="ce148" table:formula="of:=IF([.G12]/[.F12]*100&gt;20;TEXT([.G12]/[.F12]*100;&quot;##,# CZ&quot;);TEXT([.G12]/[.F12]*100;&quot;##,# ok&quot;))" office:value-type="string" office:string-value="13,4 ok" calcext:value-type="string">
            <text:p>13,4 ok</text:p>
          </table:table-cell>
          <table:table-cell table:style-name="ce148" table:formula="of:=IF([.H12]/[.F12]*100&gt;15;TEXT([.H12]/[.F12]*100;&quot;##,# CZ&quot;);TEXT([.H12]/[.F12]*100;&quot;##,# ok&quot;))" office:value-type="string" office:string-value="12,8 ok" calcext:value-type="string">
            <text:p>12,8 ok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date" office:date-value="2021-07-01" calcext:value-type="date">
            <text:p>01.Tem</text:p>
          </table:table-cell>
          <table:table-cell office:value-type="float" office:value="969.723" calcext:value-type="float">
            <text:p>969,723</text:p>
          </table:table-cell>
          <table:table-cell office:value-type="float" office:value="62.52" calcext:value-type="float">
            <text:p>62,520</text:p>
          </table:table-cell>
          <table:table-cell office:value-type="float" office:value="27.637" calcext:value-type="float">
            <text:p>27,637</text:p>
          </table:table-cell>
          <table:table-cell/>
          <table:table-cell table:formula="of:=([.B13]-[.B12])*[.$H$6]" office:value-type="float" office:value="558.720000000001" calcext:value-type="float">
            <text:p>558,720</text:p>
          </table:table-cell>
          <table:table-cell table:formula="of:=([.C13]-[.C12])*[.$H$6]" office:value-type="float" office:value="61.1400000000003" calcext:value-type="float">
            <text:p>61,140</text:p>
          </table:table-cell>
          <table:table-cell table:formula="of:=([.D13]-[.D12])*[.$H$6]" office:value-type="float" office:value="73.0199999999999" calcext:value-type="float">
            <text:p>73,020</text:p>
          </table:table-cell>
          <table:table-cell/>
          <table:table-cell table:style-name="ce148" table:formula="of:=IF([.G13]/[.F13]*100&gt;20;TEXT([.G13]/[.F13]*100;&quot;##,# CZ&quot;);TEXT([.G13]/[.F13]*100;&quot;##,# ok&quot;))" office:value-type="string" office:string-value="10,9 ok" calcext:value-type="string">
            <text:p>10,9 ok</text:p>
          </table:table-cell>
          <table:table-cell table:style-name="ce148" table:formula="of:=IF([.H13]/[.F13]*100&gt;15;TEXT([.H13]/[.F13]*100;&quot;##,# CZ&quot;);TEXT([.H13]/[.F13]*100;&quot;##,# ok&quot;))" office:value-type="string" office:string-value="13,1 ok" calcext:value-type="string">
            <text:p>13,1 ok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date" office:date-value="2021-08-01" calcext:value-type="date">
            <text:p>01.Ağu</text:p>
          </table:table-cell>
          <table:table-cell office:value-type="float" office:value="979.741" calcext:value-type="float">
            <text:p>979,741</text:p>
          </table:table-cell>
          <table:table-cell office:value-type="float" office:value="63.564" calcext:value-type="float">
            <text:p>63,564</text:p>
          </table:table-cell>
          <table:table-cell office:value-type="float" office:value="28.755" calcext:value-type="float">
            <text:p>28,755</text:p>
          </table:table-cell>
          <table:table-cell/>
          <table:table-cell table:formula="of:=([.B14]-[.B13])*[.$H$6]" office:value-type="float" office:value="601.080000000002" calcext:value-type="float">
            <text:p>601,080</text:p>
          </table:table-cell>
          <table:table-cell table:formula="of:=([.C14]-[.C13])*[.$H$6]" office:value-type="float" office:value="62.6399999999998" calcext:value-type="float">
            <text:p>62,640</text:p>
          </table:table-cell>
          <table:table-cell table:formula="of:=([.D14]-[.D13])*[.$H$6]" office:value-type="float" office:value="67.0799999999999" calcext:value-type="float">
            <text:p>67,080</text:p>
          </table:table-cell>
          <table:table-cell/>
          <table:table-cell table:style-name="ce148" table:formula="of:=IF([.G14]/[.F14]*100&gt;20;TEXT([.G14]/[.F14]*100;&quot;##,# CZ&quot;);TEXT([.G14]/[.F14]*100;&quot;##,# ok&quot;))" office:value-type="string" office:string-value="10,4 ok" calcext:value-type="string">
            <text:p>10,4 ok</text:p>
          </table:table-cell>
          <table:table-cell table:style-name="ce148" table:formula="of:=IF([.H14]/[.F14]*100&gt;15;TEXT([.H14]/[.F14]*100;&quot;##,# CZ&quot;);TEXT([.H14]/[.F14]*100;&quot;##,# ok&quot;))" office:value-type="string" office:string-value="11,2 ok" calcext:value-type="string">
            <text:p>11,2 ok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date" office:date-value="2021-09-01" calcext:value-type="date">
            <text:p>01.Eyl</text:p>
          </table:table-cell>
          <table:table-cell office:value-type="float" office:value="988.028" calcext:value-type="float">
            <text:p>988,028</text:p>
          </table:table-cell>
          <table:table-cell office:value-type="float" office:value="64.769" calcext:value-type="float">
            <text:p>64,769</text:p>
          </table:table-cell>
          <table:table-cell office:value-type="float" office:value="32.52" calcext:value-type="float">
            <text:p>32,520</text:p>
          </table:table-cell>
          <table:table-cell/>
          <table:table-cell table:formula="of:=([.B15]-[.B14])*[.$H$6]" office:value-type="float" office:value="497.220000000002" calcext:value-type="float">
            <text:p>497,220</text:p>
          </table:table-cell>
          <table:table-cell table:formula="of:=([.C15]-[.C14])*[.$H$6]" office:value-type="float" office:value="72.3000000000003" calcext:value-type="float">
            <text:p>72,300</text:p>
          </table:table-cell>
          <table:table-cell table:style-name="ce25" table:formula="of:=([.D15]-[.D14])*[.$H$6]" office:value-type="float" office:value="225.9" calcext:value-type="float">
            <text:p>225,900</text:p>
          </table:table-cell>
          <table:table-cell/>
          <table:table-cell table:style-name="ce148" table:formula="of:=IF([.G15]/[.F15]*100&gt;20;TEXT([.G15]/[.F15]*100;&quot;##,# CZ&quot;);TEXT([.G15]/[.F15]*100;&quot;##,# ok&quot;))" office:value-type="string" office:string-value="14,5 ok" calcext:value-type="string">
            <text:p>14,5 ok</text:p>
          </table:table-cell>
          <table:table-cell table:style-name="ce171" table:formula="of:=IF([.H15]/[.F15]*100&gt;15;TEXT([.H15]/[.F15]*100;&quot;##,# CZ&quot;);TEXT([.H15]/[.F15]*100;&quot;##,# ok&quot;))" office:value-type="string" office:string-value="45,4 CZ" calcext:value-type="string">
            <text:p>45,4 CZ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date" office:date-value="2021-10-01" calcext:value-type="date">
            <text:p>01.Eki</text:p>
          </table:table-cell>
          <table:table-cell office:value-type="float" office:value="996.078" calcext:value-type="float">
            <text:p>996,078</text:p>
          </table:table-cell>
          <table:table-cell office:value-type="float" office:value="66" calcext:value-type="float">
            <text:p>66,000</text:p>
          </table:table-cell>
          <table:table-cell office:value-type="float" office:value="38.207" calcext:value-type="float">
            <text:p>38,207</text:p>
          </table:table-cell>
          <table:table-cell/>
          <table:table-cell table:formula="of:=([.B16]-[.B15])*[.$H$6]" office:value-type="float" office:value="482.999999999997" calcext:value-type="float">
            <text:p>483,000</text:p>
          </table:table-cell>
          <table:table-cell table:formula="of:=([.C16]-[.C15])*[.$H$6]" office:value-type="float" office:value="73.8599999999997" calcext:value-type="float">
            <text:p>73,860</text:p>
          </table:table-cell>
          <table:table-cell table:style-name="ce25" table:formula="of:=([.D16]-[.D15])*[.$H$6]" office:value-type="float" office:value="341.22" calcext:value-type="float">
            <text:p>341,220</text:p>
          </table:table-cell>
          <table:table-cell/>
          <table:table-cell table:style-name="ce148" table:formula="of:=IF([.G16]/[.F16]*100&gt;20;TEXT([.G16]/[.F16]*100;&quot;##,# CZ&quot;);TEXT([.G16]/[.F16]*100;&quot;##,# ok&quot;))" office:value-type="string" office:string-value="15,3 ok" calcext:value-type="string">
            <text:p>15,3 ok</text:p>
          </table:table-cell>
          <table:table-cell table:style-name="ce171" table:formula="of:=IF([.H16]/[.F16]*100&gt;15;TEXT([.H16]/[.F16]*100;&quot;##,# CZ&quot;);TEXT([.H16]/[.F16]*100;&quot;##,# ok&quot;))" office:value-type="string" office:string-value="70,6 CZ" calcext:value-type="string">
            <text:p>70,6 CZ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date" office:date-value="2021-11-01" calcext:value-type="date">
            <text:p>01.Kas</text:p>
          </table:table-cell>
          <table:table-cell office:value-type="float" office:value="1007.725" calcext:value-type="float">
            <text:p>1007,725</text:p>
          </table:table-cell>
          <table:table-cell office:value-type="float" office:value="67.521" calcext:value-type="float">
            <text:p>67,521</text:p>
          </table:table-cell>
          <table:table-cell office:value-type="float" office:value="38.622" calcext:value-type="float">
            <text:p>38,622</text:p>
          </table:table-cell>
          <table:table-cell/>
          <table:table-cell table:formula="of:=([.B17]-[.B16])*[.$H$6]" office:value-type="float" office:value="698.820000000003" calcext:value-type="float">
            <text:p>698,820</text:p>
          </table:table-cell>
          <table:table-cell table:formula="of:=([.C17]-[.C16])*[.$H$6]" office:value-type="float" office:value="91.2600000000001" calcext:value-type="float">
            <text:p>91,260</text:p>
          </table:table-cell>
          <table:table-cell table:formula="of:=([.D17]-[.D16])*[.$H$6]" office:value-type="float" office:value="24.8999999999999" calcext:value-type="float">
            <text:p>24,900</text:p>
          </table:table-cell>
          <table:table-cell/>
          <table:table-cell table:style-name="ce148" table:formula="of:=IF([.G17]/[.F17]*100&gt;20;TEXT([.G17]/[.F17]*100;&quot;##,# CZ&quot;);TEXT([.G17]/[.F17]*100;&quot;##,# ok&quot;))" office:value-type="string" office:string-value="13,1 ok" calcext:value-type="string">
            <text:p>13,1 ok</text:p>
          </table:table-cell>
          <table:table-cell table:style-name="ce148" table:formula="of:=IF([.H17]/[.F17]*100&gt;15;TEXT([.H17]/[.F17]*100;&quot;##,# CZ&quot;);TEXT([.H17]/[.F17]*100;&quot;##,# ok&quot;))" office:value-type="string" office:string-value="3,6 ok" calcext:value-type="string">
            <text:p>3,6 ok</text:p>
          </table:table-cell>
          <table:table-cell/>
          <table:table-cell table:style-name="ce135" office:value-type="string" calcext:value-type="string">
            <text:p>artış</text:p>
          </table:table-cell>
          <table:table-cell table:style-name="Default" table:number-columns-repeated="3"/>
        </table:table-row>
        <table:table-row table:style-name="ro1">
          <table:table-cell table:style-name="ce10" office:value-type="date" office:date-value="2021-12-01" calcext:value-type="date">
            <text:p>01.Ara</text:p>
          </table:table-cell>
          <table:table-cell table:style-name="ce35" office:value-type="float" office:value="1023.101" calcext:value-type="float">
            <text:p>1023,101</text:p>
          </table:table-cell>
          <table:table-cell table:style-name="ce35" office:value-type="float" office:value="68.54" calcext:value-type="float">
            <text:p>68,540</text:p>
          </table:table-cell>
          <table:table-cell table:style-name="ce35" office:value-type="float" office:value="54.534" calcext:value-type="float">
            <text:p>54,534</text:p>
          </table:table-cell>
          <table:table-cell table:style-name="ce35"/>
          <table:table-cell table:style-name="ce56" table:formula="of:=([.B18]-[.B17])*[.$H$6]" office:value-type="float" office:value="922.559999999999" calcext:value-type="float">
            <text:p>922,560</text:p>
          </table:table-cell>
          <table:table-cell table:style-name="ce56" table:formula="of:=([.C18]-[.C17])*[.$H$6]" office:value-type="float" office:value="61.1400000000003" calcext:value-type="float">
            <text:p>61,140</text:p>
          </table:table-cell>
          <table:table-cell table:style-name="ce78" table:formula="of:=([.D18]-[.D17])*[.$H$6]" office:value-type="float" office:value="954.72" calcext:value-type="float">
            <text:p>954,720</text:p>
          </table:table-cell>
          <table:table-cell table:style-name="ce82"/>
          <table:table-cell table:style-name="ce102" table:formula="of:=IF([.G18]/[.F18]*100&gt;20;TEXT([.G18]/[.F18]*100;&quot;##,# CZ&quot;);TEXT([.G18]/[.F18]*100;&quot;##,# ok&quot;))" office:value-type="string" office:string-value="6,6 ok" calcext:value-type="string">
            <text:p>6,6 ok</text:p>
          </table:table-cell>
          <table:table-cell table:style-name="ce126" table:formula="of:=IF([.H18]/[.F18]*100&gt;15;TEXT([.H18]/[.F18]*100;&quot;##,# CZ&quot;);TEXT([.H18]/[.F18]*100;&quot;##,# ok&quot;))" office:value-type="string" office:string-value="103,5 CZ" calcext:value-type="string">
            <text:p>103,5 CZ</text:p>
          </table:table-cell>
          <table:table-cell table:style-name="ce153"/>
          <table:table-cell table:style-name="ce136" office:value-type="string" calcext:value-type="string">
            <text:p>4 gün</text:p>
          </table:table-cell>
          <table:table-cell table:style-name="Default" table:number-columns-repeated="3"/>
        </table:table-row>
        <table:table-row table:style-name="ro1">
          <table:table-cell table:style-name="ce13" office:value-type="date" office:date-value="2021-12-04" calcext:value-type="date">
            <text:p>04.Ara</text:p>
          </table:table-cell>
          <table:table-cell table:style-name="ce71" office:value-type="float" office:value="1025.022" calcext:value-type="float">
            <text:p>1025,022</text:p>
          </table:table-cell>
          <table:table-cell table:style-name="ce71" office:value-type="float" office:value="68.619" calcext:value-type="float">
            <text:p>68,619</text:p>
          </table:table-cell>
          <table:table-cell table:style-name="ce71" office:value-type="float" office:value="57.159" calcext:value-type="float">
            <text:p>57,159</text:p>
          </table:table-cell>
          <table:table-cell table:style-name="ce71"/>
          <table:table-cell table:style-name="ce105" table:formula="of:=([.B19]-[.B18])*[.$H$6]" office:value-type="float" office:value="115.259999999996" calcext:value-type="float">
            <text:p>115,260</text:p>
          </table:table-cell>
          <table:table-cell table:style-name="ce105" table:formula="of:=([.C19]-[.C18])*[.$H$6]" office:value-type="float" office:value="4.73999999999961" calcext:value-type="float">
            <text:p>4,740</text:p>
          </table:table-cell>
          <table:table-cell table:style-name="ce105" table:formula="of:=([.D19]-[.D18])*[.$H$6]" office:value-type="float" office:value="157.5" calcext:value-type="float">
            <text:p>157,500</text:p>
          </table:table-cell>
          <table:table-cell table:style-name="ce137"/>
          <table:table-cell table:style-name="ce149" table:formula="of:=IF([.G19]/[.F19]*100&gt;20;TEXT([.G19]/[.F19]*100;&quot;##,# CZ&quot;);TEXT([.G19]/[.F19]*100;&quot;##,# ok&quot;))" office:value-type="string" office:string-value="4,1 ok" calcext:value-type="string">
            <text:p>4,1 ok</text:p>
          </table:table-cell>
          <table:table-cell table:style-name="ce172" table:formula="of:=IF([.H19]/[.F19]*100&gt;15;TEXT([.H19]/[.F19]*100;&quot;##,# CZ&quot;);TEXT([.H19]/[.F19]*100;&quot;##,# ok&quot;))" office:value-type="string" office:string-value="136,6 CZ" calcext:value-type="string">
            <text:p>136,6 CZ</text:p>
          </table:table-cell>
          <table:table-cell table:style-name="ce185" office:value-type="time" office:time-value="PT09H00M00S" calcext:value-type="time">
            <text:p>09:00</text:p>
          </table:table-cell>
          <table:table-cell table:style-name="ce141" table:formula="of:=([.H18]/[.F18]*100)-([.H19]/[.F19]*100)" office:value-type="float" office:value="-33.1616272525467" calcext:value-type="float">
            <text:p>-33,1616272525467</text:p>
          </table:table-cell>
          <table:table-cell table:style-name="Default" table:number-columns-repeated="3"/>
        </table:table-row>
        <table:table-row table:style-name="ro1">
          <table:table-cell table:style-name="ce13"/>
          <table:table-cell table:style-name="ce71" office:value-type="string" calcext:value-type="string">
            <text:p>role ayarları yapıldı</text:p>
          </table:table-cell>
          <table:table-cell table:style-name="ce71" table:number-columns-repeated="3"/>
          <table:table-cell table:style-name="ce105" table:number-columns-repeated="3"/>
          <table:table-cell table:style-name="ce137"/>
          <table:table-cell table:style-name="ce149"/>
          <table:table-cell table:style-name="ce172"/>
          <table:table-cell table:style-name="ce185"/>
          <table:table-cell table:style-name="Default" table:number-columns-repeated="4"/>
        </table:table-row>
        <table:table-row table:style-name="ro1">
          <table:table-cell table:style-name="ce26" office:value-type="date" office:date-value="2021-12-04" calcext:value-type="date">
            <text:p>04.Ara</text:p>
          </table:table-cell>
          <table:table-cell table:style-name="ce73" office:value-type="float" office:value="1025.177" calcext:value-type="float">
            <text:p>1025,177</text:p>
          </table:table-cell>
          <table:table-cell table:style-name="ce73" office:value-type="float" office:value="68.632" calcext:value-type="float">
            <text:p>68,632</text:p>
          </table:table-cell>
          <table:table-cell table:style-name="ce73" office:value-type="float" office:value="57.18" calcext:value-type="float">
            <text:p>57,180</text:p>
          </table:table-cell>
          <table:table-cell table:style-name="ce73"/>
          <table:table-cell table:style-name="ce107" table:formula="of:=([.B21]-[.$B$18])*[.$H$6]" office:value-type="float" office:value="124.559999999995" calcext:value-type="float">
            <text:p>124,560</text:p>
          </table:table-cell>
          <table:table-cell table:style-name="ce107" table:formula="of:=([.C21]-[.$C$18])*[.$H$6]" office:value-type="float" office:value="5.51999999999993" calcext:value-type="float">
            <text:p>5,520</text:p>
          </table:table-cell>
          <table:table-cell table:style-name="ce107" table:formula="of:=([.D21]-[.$D$18])*[.$H$6]" office:value-type="float" office:value="158.76" calcext:value-type="float">
            <text:p>158,760</text:p>
          </table:table-cell>
          <table:table-cell table:style-name="ce138"/>
          <table:table-cell table:style-name="ce150" table:formula="of:=IF([.G21]/[.F21]*100&gt;20;TEXT([.G21]/[.F21]*100;&quot;##,# CZ&quot;);TEXT([.G21]/[.F21]*100;&quot;##,# ok&quot;))" office:value-type="string" office:string-value="4,4 ok" calcext:value-type="string">
            <text:p>4,4 ok</text:p>
          </table:table-cell>
          <table:table-cell table:style-name="ce173" table:formula="of:=IF([.H21]/[.F21]*100&gt;15;TEXT([.H21]/[.F21]*100;&quot;##,# CZ&quot;);TEXT([.H21]/[.F21]*100;&quot;##,# ok&quot;))" office:value-type="string" office:string-value="127,5 CZ" calcext:value-type="string">
            <text:p>127,5 CZ</text:p>
          </table:table-cell>
          <table:table-cell table:style-name="ce186" office:value-type="time" office:time-value="PT11H25M00S" calcext:value-type="time">
            <text:p>11:25</text:p>
          </table:table-cell>
          <table:table-cell table:style-name="Default" table:number-columns-repeated="4"/>
        </table:table-row>
        <table:table-row table:style-name="ro1">
          <table:table-cell table:style-name="ce26"/>
          <table:table-cell table:style-name="ce73" office:value-type="float" office:value="1025.237" calcext:value-type="float">
            <text:p>1025,237</text:p>
          </table:table-cell>
          <table:table-cell table:style-name="ce73" office:value-type="float" office:value="68.633" calcext:value-type="float">
            <text:p>68,633</text:p>
          </table:table-cell>
          <table:table-cell table:style-name="ce73" office:value-type="float" office:value="57.1801" calcext:value-type="float">
            <text:p>57,180</text:p>
          </table:table-cell>
          <table:table-cell table:style-name="ce73"/>
          <table:table-cell table:style-name="ce107" table:formula="of:=([.B22]-[.$B$18])*[.$H$6]" office:value-type="float" office:value="128.160000000005" calcext:value-type="float">
            <text:p>128,160</text:p>
          </table:table-cell>
          <table:table-cell table:style-name="ce107" table:formula="of:=([.C22]-[.$C$18])*[.$H$6]" office:value-type="float" office:value="5.57999999999936" calcext:value-type="float">
            <text:p>5,580</text:p>
          </table:table-cell>
          <table:table-cell table:style-name="ce107" table:formula="of:=([.D22]-[.$D$18])*[.$H$6]" office:value-type="float" office:value="158.766" calcext:value-type="float">
            <text:p>158,766</text:p>
          </table:table-cell>
          <table:table-cell table:style-name="ce138"/>
          <table:table-cell table:style-name="ce150" table:formula="of:=IF([.G22]/[.F22]*100&gt;20;TEXT([.G22]/[.F22]*100;&quot;##,# CZ&quot;);TEXT([.G22]/[.F22]*100;&quot;##,# ok&quot;))" office:value-type="string" office:string-value="4,4 ok" calcext:value-type="string">
            <text:p>4,4 ok</text:p>
          </table:table-cell>
          <table:table-cell table:style-name="ce173" table:formula="of:=IF([.H22]/[.F22]*100&gt;15;TEXT([.H22]/[.F22]*100;&quot;##,# CZ&quot;);TEXT([.H22]/[.F22]*100;&quot;##,# ok&quot;))" office:value-type="string" office:string-value="123,9 CZ" calcext:value-type="string">
            <text:p>123,9 CZ</text:p>
          </table:table-cell>
          <table:table-cell table:style-name="ce186" office:value-type="time" office:time-value="PT12H15M00S" calcext:value-type="time">
            <text:p>12:15</text:p>
          </table:table-cell>
          <table:table-cell table:style-name="Default" table:number-columns-repeated="4"/>
        </table:table-row>
        <table:table-row table:style-name="ro1">
          <table:table-cell table:style-name="ce26"/>
          <table:table-cell table:style-name="ce73" office:value-type="float" office:value="1025.324" calcext:value-type="float">
            <text:p>1025,324</text:p>
          </table:table-cell>
          <table:table-cell table:style-name="ce73" office:value-type="float" office:value="68.633" calcext:value-type="float">
            <text:p>68,633</text:p>
          </table:table-cell>
          <table:table-cell table:style-name="ce73" office:value-type="float" office:value="57.184" calcext:value-type="float">
            <text:p>57,184</text:p>
          </table:table-cell>
          <table:table-cell table:style-name="ce73"/>
          <table:table-cell table:style-name="ce107" table:formula="of:=([.B23]-[.$B$18])*[.$H$6]" office:value-type="float" office:value="133.380000000004" calcext:value-type="float">
            <text:p>133,380</text:p>
          </table:table-cell>
          <table:table-cell table:style-name="ce107" table:formula="of:=([.C23]-[.$C$18])*[.$H$6]" office:value-type="float" office:value="5.57999999999936" calcext:value-type="float">
            <text:p>5,580</text:p>
          </table:table-cell>
          <table:table-cell table:style-name="ce107" table:formula="of:=([.D23]-[.$D$18])*[.$H$6]" office:value-type="float" office:value="159" calcext:value-type="float">
            <text:p>159,000</text:p>
          </table:table-cell>
          <table:table-cell table:style-name="ce138"/>
          <table:table-cell table:style-name="ce150" table:formula="of:=IF([.G23]/[.F23]*100&gt;20;TEXT([.G23]/[.F23]*100;&quot;##,# CZ&quot;);TEXT([.G23]/[.F23]*100;&quot;##,# ok&quot;))" office:value-type="string" office:string-value="4,2 ok" calcext:value-type="string">
            <text:p>4,2 ok</text:p>
          </table:table-cell>
          <table:table-cell table:style-name="ce173" table:formula="of:=IF([.H23]/[.F23]*100&gt;15;TEXT([.H23]/[.F23]*100;&quot;##,# CZ&quot;);TEXT([.H23]/[.F23]*100;&quot;##,# ok&quot;))" office:value-type="string" office:string-value="119,2 CZ" calcext:value-type="string">
            <text:p>119,2 CZ</text:p>
          </table:table-cell>
          <table:table-cell table:style-name="ce186" office:value-type="time" office:time-value="PT14H00M00S" calcext:value-type="time">
            <text:p>14:00</text:p>
          </table:table-cell>
          <table:table-cell table:style-name="Default" table:number-columns-repeated="4"/>
        </table:table-row>
        <table:table-row table:style-name="ro1">
          <table:table-cell table:style-name="ce26"/>
          <table:table-cell table:style-name="ce73" office:value-type="float" office:value="1025.367" calcext:value-type="float">
            <text:p>1025,367</text:p>
          </table:table-cell>
          <table:table-cell table:style-name="ce73" office:value-type="float" office:value="68.634" calcext:value-type="float">
            <text:p>68,634</text:p>
          </table:table-cell>
          <table:table-cell table:style-name="ce73" office:value-type="float" office:value="57.187" calcext:value-type="float">
            <text:p>57,187</text:p>
          </table:table-cell>
          <table:table-cell table:style-name="ce73"/>
          <table:table-cell table:style-name="ce107" table:formula="of:=([.B24]-[.$B$18])*[.$H$6]" office:value-type="float" office:value="135.959999999998" calcext:value-type="float">
            <text:p>135,960</text:p>
          </table:table-cell>
          <table:table-cell table:style-name="ce107" table:formula="of:=([.C24]-[.$C$18])*[.$H$6]" office:value-type="float" office:value="5.63999999999965" calcext:value-type="float">
            <text:p>5,640</text:p>
          </table:table-cell>
          <table:table-cell table:style-name="ce107" table:formula="of:=([.D24]-[.$D$18])*[.$H$6]" office:value-type="float" office:value="159.18" calcext:value-type="float">
            <text:p>159,180</text:p>
          </table:table-cell>
          <table:table-cell table:style-name="ce138"/>
          <table:table-cell table:style-name="ce150" table:formula="of:=IF([.G24]/[.F24]*100&gt;20;TEXT([.G24]/[.F24]*100;&quot;##,# CZ&quot;);TEXT([.G24]/[.F24]*100;&quot;##,# ok&quot;))" office:value-type="string" office:string-value="4,1 ok" calcext:value-type="string">
            <text:p>4,1 ok</text:p>
          </table:table-cell>
          <table:table-cell table:style-name="ce173" table:formula="of:=IF([.H24]/[.F24]*100&gt;15;TEXT([.H24]/[.F24]*100;&quot;##,# CZ&quot;);TEXT([.H24]/[.F24]*100;&quot;##,# ok&quot;))" office:value-type="string" office:string-value="117,1 CZ" calcext:value-type="string">
            <text:p>117,1 CZ</text:p>
          </table:table-cell>
          <table:table-cell table:style-name="ce186" office:value-type="time" office:time-value="PT15H30M00S" calcext:value-type="time">
            <text:p>15:30</text:p>
          </table:table-cell>
          <table:table-cell table:style-name="Default" table:number-columns-repeated="4"/>
        </table:table-row>
        <table:table-row table:style-name="ro1">
          <table:table-cell table:style-name="ce26"/>
          <table:table-cell table:style-name="ce73" office:value-type="float" office:value="1025.437" calcext:value-type="float">
            <text:p>1025,437</text:p>
          </table:table-cell>
          <table:table-cell table:style-name="ce73" office:value-type="float" office:value="68.636" calcext:value-type="float">
            <text:p>68,636</text:p>
          </table:table-cell>
          <table:table-cell table:style-name="ce73" office:value-type="float" office:value="57.189" calcext:value-type="float">
            <text:p>57,189</text:p>
          </table:table-cell>
          <table:table-cell table:style-name="ce73"/>
          <table:table-cell table:style-name="ce107" table:formula="of:=([.B25]-[.$B$18])*[.$H$6]" office:value-type="float" office:value="140.159999999994" calcext:value-type="float">
            <text:p>140,160</text:p>
          </table:table-cell>
          <table:table-cell table:style-name="ce107" table:formula="of:=([.C25]-[.$C$18])*[.$H$6]" office:value-type="float" office:value="5.75999999999937" calcext:value-type="float">
            <text:p>5,760</text:p>
          </table:table-cell>
          <table:table-cell table:style-name="ce107" table:formula="of:=([.D25]-[.$D$18])*[.$H$6]" office:value-type="float" office:value="159.3" calcext:value-type="float">
            <text:p>159,300</text:p>
          </table:table-cell>
          <table:table-cell table:style-name="ce138"/>
          <table:table-cell table:style-name="ce150" table:formula="of:=IF([.G25]/[.F25]*100&gt;20;TEXT([.G25]/[.F25]*100;&quot;##,# CZ&quot;);TEXT([.G25]/[.F25]*100;&quot;##,# ok&quot;))" office:value-type="string" office:string-value="4,1 ok" calcext:value-type="string">
            <text:p>4,1 ok</text:p>
          </table:table-cell>
          <table:table-cell table:style-name="ce173" table:formula="of:=IF([.H25]/[.F25]*100&gt;15;TEXT([.H25]/[.F25]*100;&quot;##,# CZ&quot;);TEXT([.H25]/[.F25]*100;&quot;##,# ok&quot;))" office:value-type="string" office:string-value="113,7 CZ" calcext:value-type="string">
            <text:p>113,7 CZ</text:p>
          </table:table-cell>
          <table:table-cell table:style-name="ce186" office:value-type="time" office:time-value="PT17H00M00S" calcext:value-type="time">
            <text:p>17:00</text:p>
          </table:table-cell>
          <table:table-cell table:style-name="ce135" office:value-type="string" calcext:value-type="string">
            <text:p>azalış</text:p>
          </table:table-cell>
          <table:table-cell table:style-name="Default" table:number-columns-repeated="3"/>
        </table:table-row>
        <table:table-row table:style-name="ro1">
          <table:table-cell table:style-name="ce26"/>
          <table:table-cell table:style-name="ce73" office:value-type="string" calcext:value-type="string">
            <text:p>kompresor çalıştı 17:00 -&gt; 17,03</text:p>
          </table:table-cell>
          <table:table-cell table:style-name="ce73" table:number-columns-repeated="3"/>
          <table:table-cell table:style-name="ce107" table:number-columns-repeated="3"/>
          <table:table-cell table:style-name="ce138"/>
          <table:table-cell table:style-name="ce150" table:number-columns-repeated="2"/>
          <table:table-cell table:style-name="ce186"/>
          <table:table-cell table:style-name="ce136" office:value-type="string" calcext:value-type="string">
            <text:p>1 gün</text:p>
          </table:table-cell>
          <table:table-cell table:style-name="Default" table:number-columns-repeated="3"/>
        </table:table-row>
        <table:table-row table:style-name="ro1">
          <table:table-cell table:style-name="ce9"/>
          <table:table-cell table:style-name="ce66" office:value-type="float" office:value="1025.447" calcext:value-type="float">
            <text:p>1025,447</text:p>
          </table:table-cell>
          <table:table-cell table:style-name="ce66" office:value-type="float" office:value="68.636" calcext:value-type="float">
            <text:p>68,636</text:p>
          </table:table-cell>
          <table:table-cell table:style-name="ce66" office:value-type="float" office:value="57.19" calcext:value-type="float">
            <text:p>57,190</text:p>
          </table:table-cell>
          <table:table-cell table:style-name="ce66"/>
          <table:table-cell table:style-name="ce85" table:formula="of:=([.B27]-[.$B$18])*[.$H$6]" office:value-type="float" office:value="140.759999999993" calcext:value-type="float">
            <text:p>140,760</text:p>
          </table:table-cell>
          <table:table-cell table:style-name="ce85" table:formula="of:=([.C27]-[.$C$18])*[.$H$6]" office:value-type="float" office:value="5.75999999999937" calcext:value-type="float">
            <text:p>5,760</text:p>
          </table:table-cell>
          <table:table-cell table:style-name="ce85" table:formula="of:=([.D27]-[.$D$18])*[.$H$6]" office:value-type="float" office:value="159.36" calcext:value-type="float">
            <text:p>159,360</text:p>
          </table:table-cell>
          <table:table-cell table:style-name="ce109"/>
          <table:table-cell table:style-name="ce154" table:formula="of:=IF([.G27]/[.F27]*100&gt;20;TEXT([.G27]/[.F27]*100;&quot;##,# CZ&quot;);TEXT([.G27]/[.F27]*100;&quot;##,# ok&quot;))" office:value-type="string" office:string-value="4,1 ok" calcext:value-type="string">
            <text:p>4,1 ok</text:p>
          </table:table-cell>
          <table:table-cell table:style-name="ce180" table:formula="of:=IF([.H27]/[.F27]*100&gt;15;TEXT([.H27]/[.F27]*100;&quot;##,# CZ&quot;);TEXT([.H27]/[.F27]*100;&quot;##,# ok&quot;))" office:value-type="string" office:string-value="113,2 CZ" calcext:value-type="string">
            <text:p>113,2 CZ</text:p>
          </table:table-cell>
          <table:table-cell table:style-name="ce184" office:value-type="time" office:time-value="PT17H03M00S" calcext:value-type="time">
            <text:p>17:03</text:p>
          </table:table-cell>
          <table:table-cell table:style-name="ce141" table:formula="of:=([.H19]/[.F19]*100)-([.H27]/[.F27]*100)" office:value-type="float" office:value="23.4335981410639" calcext:value-type="float">
            <text:p>23,4335981410639</text:p>
          </table:table-cell>
          <table:table-cell table:style-name="Default" table:number-columns-repeated="3"/>
        </table:table-row>
        <table:table-row table:style-name="ro1">
          <table:table-cell table:style-name="ce13" office:value-type="date" office:date-value="2021-12-07" calcext:value-type="date">
            <text:p>07.Ara</text:p>
          </table:table-cell>
          <table:table-cell table:style-name="ce71" office:value-type="float" office:value="1026.376" calcext:value-type="float">
            <text:p>1026,376</text:p>
          </table:table-cell>
          <table:table-cell table:style-name="ce71" office:value-type="float" office:value="68.702" calcext:value-type="float">
            <text:p>68,702</text:p>
          </table:table-cell>
          <table:table-cell table:style-name="ce71" office:value-type="float" office:value="57.281" calcext:value-type="float">
            <text:p>57,281</text:p>
          </table:table-cell>
          <table:table-cell table:style-name="ce71"/>
          <table:table-cell table:style-name="ce105" table:formula="of:=([.B28]-[.$B$18])*[.$H$6]" office:value-type="float" office:value="196.499999999999" calcext:value-type="float">
            <text:p>196,500</text:p>
          </table:table-cell>
          <table:table-cell table:style-name="ce105" table:formula="of:=([.C28]-[.$C$18])*[.$H$6]" office:value-type="float" office:value="9.71999999999952" calcext:value-type="float">
            <text:p>9,720</text:p>
          </table:table-cell>
          <table:table-cell table:style-name="ce105" table:formula="of:=([.D28]-[.$D$18])*[.$H$6]" office:value-type="float" office:value="164.82" calcext:value-type="float">
            <text:p>164,820</text:p>
          </table:table-cell>
          <table:table-cell table:style-name="ce137"/>
          <table:table-cell table:style-name="ce149" table:formula="of:=IF([.G28]/[.F28]*100&gt;20;TEXT([.G28]/[.F28]*100;&quot;##,# CZ&quot;);TEXT([.G28]/[.F28]*100;&quot;##,# ok&quot;))" office:value-type="string" office:string-value="4,9 ok" calcext:value-type="string">
            <text:p>4,9 ok</text:p>
          </table:table-cell>
          <table:table-cell table:style-name="ce172" table:formula="of:=IF([.H28]/[.F28]*100&gt;15;TEXT([.H28]/[.F28]*100;&quot;##,# CZ&quot;);TEXT([.H28]/[.F28]*100;&quot;##,# ok&quot;))" office:value-type="string" office:string-value="83,9 CZ" calcext:value-type="string">
            <text:p>83,9 CZ</text:p>
          </table:table-cell>
          <table:table-cell table:style-name="ce185" office:value-type="time" office:time-value="PT14H40M00S" calcext:value-type="time">
            <text:p>14:40</text:p>
          </table:table-cell>
          <table:table-cell table:style-name="Default" table:number-columns-repeated="4"/>
        </table:table-row>
        <table:table-row table:style-name="ro1">
          <table:table-cell table:style-name="ce26"/>
          <table:table-cell table:style-name="ce73" office:value-type="string" calcext:value-type="string">
            <text:p>kompanzasyon kapatıldı</text:p>
          </table:table-cell>
          <table:table-cell table:style-name="ce73" table:number-columns-repeated="3"/>
          <table:table-cell table:style-name="ce107" table:number-columns-repeated="3"/>
          <table:table-cell table:style-name="ce138"/>
          <table:table-cell table:style-name="ce150"/>
          <table:table-cell table:style-name="ce173"/>
          <table:table-cell table:style-name="ce186"/>
          <table:table-cell table:style-name="ce135" office:value-type="string" calcext:value-type="string">
            <text:p>azalış</text:p>
          </table:table-cell>
          <table:table-cell table:style-name="Default" table:number-columns-repeated="3"/>
        </table:table-row>
        <table:table-row table:style-name="ro1">
          <table:table-cell table:style-name="ce26"/>
          <table:table-cell table:style-name="ce73" office:value-type="float" office:value="1026.454" calcext:value-type="float">
            <text:p>1026,454</text:p>
          </table:table-cell>
          <table:table-cell table:style-name="ce73" office:value-type="float" office:value="68.765" calcext:value-type="float">
            <text:p>68,765</text:p>
          </table:table-cell>
          <table:table-cell table:style-name="ce73" office:value-type="float" office:value="57.281" calcext:value-type="float">
            <text:p>57,281</text:p>
          </table:table-cell>
          <table:table-cell table:style-name="ce73"/>
          <table:table-cell table:style-name="ce108" table:formula="of:=([.B30]-[.$B$18])*[.$H$6]" office:value-type="float" office:value="201.179999999997" calcext:value-type="float">
            <text:p>201,180</text:p>
          </table:table-cell>
          <table:table-cell table:style-name="ce108" table:formula="of:=([.C30]-[.$C$18])*[.$H$6]" office:value-type="float" office:value="13.4999999999997" calcext:value-type="float">
            <text:p>13,500</text:p>
          </table:table-cell>
          <table:table-cell table:style-name="ce108" table:formula="of:=([.D30]-[.$D$18])*[.$H$6]" office:value-type="float" office:value="164.82" calcext:value-type="float">
            <text:p>164,820</text:p>
          </table:table-cell>
          <table:table-cell table:style-name="ce139"/>
          <table:table-cell table:style-name="ce150" table:formula="of:=IF([.G30]/[.F30]*100&gt;20;TEXT([.G30]/[.F30]*100;&quot;##,# CZ&quot;);TEXT([.G30]/[.F30]*100;&quot;##,# ok&quot;))" office:value-type="string" office:string-value="6,7 ok" calcext:value-type="string">
            <text:p>6,7 ok</text:p>
          </table:table-cell>
          <table:table-cell table:style-name="ce173" table:formula="of:=IF([.H30]/[.F30]*100&gt;15;TEXT([.H30]/[.F30]*100;&quot;##,# CZ&quot;);TEXT([.H30]/[.F30]*100;&quot;##,# ok&quot;))" office:value-type="string" office:string-value="81,9 CZ" calcext:value-type="string">
            <text:p>81,9 CZ</text:p>
          </table:table-cell>
          <table:table-cell table:style-name="ce187" office:value-type="time" office:time-value="PT16H00M00S" calcext:value-type="time">
            <text:p>16:00</text:p>
          </table:table-cell>
          <table:table-cell table:style-name="ce136" office:value-type="string" calcext:value-type="string">
            <text:p>3 gün</text:p>
          </table:table-cell>
          <table:table-cell table:style-name="Default" table:number-columns-repeated="3"/>
        </table:table-row>
        <table:table-row table:style-name="ro1">
          <table:table-cell table:style-name="ce9"/>
          <table:table-cell table:style-name="ce66" office:value-type="float" office:value="1026.49" calcext:value-type="float">
            <text:p>1026,490</text:p>
          </table:table-cell>
          <table:table-cell table:style-name="ce66" office:value-type="float" office:value="68.77" calcext:value-type="float">
            <text:p>68,770</text:p>
          </table:table-cell>
          <table:table-cell table:style-name="ce66" office:value-type="float" office:value="57.282" calcext:value-type="float">
            <text:p>57,282</text:p>
          </table:table-cell>
          <table:table-cell table:style-name="ce66"/>
          <table:table-cell table:style-name="ce85" table:formula="of:=([.B31]-[.$B$18])*[.$H$6]" office:value-type="float" office:value="203.340000000001" calcext:value-type="float">
            <text:p>203,340</text:p>
          </table:table-cell>
          <table:table-cell table:style-name="ce85" table:formula="of:=([.C31]-[.$C$18])*[.$H$6]" office:value-type="float" office:value="13.7999999999994" calcext:value-type="float">
            <text:p>13,800</text:p>
          </table:table-cell>
          <table:table-cell table:style-name="ce85" table:formula="of:=([.D31]-[.$D$18])*[.$H$6]" office:value-type="float" office:value="164.88" calcext:value-type="float">
            <text:p>164,880</text:p>
          </table:table-cell>
          <table:table-cell table:style-name="ce109"/>
          <table:table-cell table:style-name="ce154" table:formula="of:=IF([.G31]/[.F31]*100&gt;20;TEXT([.G31]/[.F31]*100;&quot;##,# CZ&quot;);TEXT([.G31]/[.F31]*100;&quot;##,# ok&quot;))" office:value-type="string" office:string-value="6,8 ok" calcext:value-type="string">
            <text:p>6,8 ok</text:p>
          </table:table-cell>
          <table:table-cell table:style-name="ce180" table:formula="of:=IF([.H31]/[.F31]*100&gt;15;TEXT([.H31]/[.F31]*100;&quot;##,# CZ&quot;);TEXT([.H31]/[.F31]*100;&quot;##,# ok&quot;))" office:value-type="string" office:string-value="81,1 CZ" calcext:value-type="string">
            <text:p>81,1 CZ</text:p>
          </table:table-cell>
          <table:table-cell table:style-name="ce184" office:value-type="time" office:time-value="PT17H30M00S" calcext:value-type="time">
            <text:p>17:30</text:p>
          </table:table-cell>
          <table:table-cell table:style-name="ce141" table:formula="of:=([.H27]/[.F27]*100)-([.H31]/[.F31]*100)" office:value-type="float" office:value="32.1281152074987" calcext:value-type="float">
            <text:p>32,1281152074987</text:p>
          </table:table-cell>
          <table:table-cell table:style-name="Default" table:number-columns-repeated="3"/>
        </table:table-row>
        <table:table-row table:style-name="ro1">
          <table:table-cell table:style-name="ce13" office:value-type="date" office:date-value="2021-12-08" calcext:value-type="date">
            <text:p>08.Ara</text:p>
          </table:table-cell>
          <table:table-cell table:style-name="ce71" office:value-type="float" office:value="1026.706" calcext:value-type="float">
            <text:p>1026,706</text:p>
          </table:table-cell>
          <table:table-cell table:style-name="ce71" office:value-type="float" office:value="68.906" calcext:value-type="float">
            <text:p>68,906</text:p>
          </table:table-cell>
          <table:table-cell table:style-name="ce71" office:value-type="float" office:value="57.284" calcext:value-type="float">
            <text:p>57,284</text:p>
          </table:table-cell>
          <table:table-cell table:style-name="ce71"/>
          <table:table-cell table:style-name="ce105" table:formula="of:=([.B32]-[.$B$18])*[.$H$6]" office:value-type="float" office:value="216.299999999994" calcext:value-type="float">
            <text:p>216,300</text:p>
          </table:table-cell>
          <table:table-cell table:style-name="ce105" table:formula="of:=([.C32]-[.$C$18])*[.$H$6]" office:value-type="float" office:value="21.96" calcext:value-type="float">
            <text:p>21,960</text:p>
          </table:table-cell>
          <table:table-cell table:style-name="ce105" table:formula="of:=([.D32]-[.$D$18])*[.$H$6]" office:value-type="float" office:value="165" calcext:value-type="float">
            <text:p>165,000</text:p>
          </table:table-cell>
          <table:table-cell table:style-name="ce137"/>
          <table:table-cell table:style-name="ce149" table:formula="of:=IF([.G32]/[.F32]*100&gt;20;TEXT([.G32]/[.F32]*100;&quot;##,# CZ&quot;);TEXT([.G32]/[.F32]*100;&quot;##,# ok&quot;))" office:value-type="string" office:string-value="10,2 ok" calcext:value-type="string">
            <text:p>10,2 ok</text:p>
          </table:table-cell>
          <table:table-cell table:style-name="ce172" table:formula="of:=IF([.H32]/[.F32]*100&gt;15;TEXT([.H32]/[.F32]*100;&quot;##,# CZ&quot;);TEXT([.H32]/[.F32]*100;&quot;##,# ok&quot;))" office:value-type="string" office:string-value="76,3 CZ" calcext:value-type="string">
            <text:p>76,3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Default" table:number-columns-repeated="4"/>
        </table:table-row>
        <table:table-row table:style-name="ro1">
          <table:table-cell table:style-name="ce26"/>
          <table:table-cell table:style-name="ce73" office:value-type="string" calcext:value-type="string">
            <text:p>kompanzasyon açıldı</text:p>
          </table:table-cell>
          <table:table-cell table:style-name="ce73" table:number-columns-repeated="3"/>
          <table:table-cell table:style-name="ce107" table:number-columns-repeated="3"/>
          <table:table-cell table:style-name="ce138"/>
          <table:table-cell table:style-name="ce150"/>
          <table:table-cell table:style-name="ce173"/>
          <table:table-cell table:style-name="ce186"/>
          <table:table-cell table:style-name="Default" table:number-columns-repeated="4"/>
        </table:table-row>
        <table:table-row table:style-name="ro1">
          <table:table-cell table:style-name="ce26"/>
          <table:table-cell table:style-name="ce73" office:value-type="float" office:value="1026.825" calcext:value-type="float">
            <text:p>1026,825</text:p>
          </table:table-cell>
          <table:table-cell table:style-name="ce73" office:value-type="float" office:value="68.911" calcext:value-type="float">
            <text:p>68,911</text:p>
          </table:table-cell>
          <table:table-cell table:style-name="ce73" office:value-type="float" office:value="57.287" calcext:value-type="float">
            <text:p>57,287</text:p>
          </table:table-cell>
          <table:table-cell table:style-name="ce73"/>
          <table:table-cell table:style-name="ce108" table:formula="of:=([.B34]-[.$B$18])*[.$H$6]" office:value-type="float" office:value="223.440000000003" calcext:value-type="float">
            <text:p>223,440</text:p>
          </table:table-cell>
          <table:table-cell table:style-name="ce108" table:formula="of:=([.C34]-[.$C$18])*[.$H$6]" office:value-type="float" office:value="22.2599999999997" calcext:value-type="float">
            <text:p>22,260</text:p>
          </table:table-cell>
          <table:table-cell table:style-name="ce108" table:formula="of:=([.D34]-[.$D$18])*[.$H$6]" office:value-type="float" office:value="165.18" calcext:value-type="float">
            <text:p>165,180</text:p>
          </table:table-cell>
          <table:table-cell table:style-name="ce139"/>
          <table:table-cell table:style-name="ce150" table:formula="of:=IF([.G34]/[.F34]*100&gt;20;TEXT([.G34]/[.F34]*100;&quot;##,# CZ&quot;);TEXT([.G34]/[.F34]*100;&quot;##,# ok&quot;))" office:value-type="string" office:string-value="10 ok" calcext:value-type="string">
            <text:p>10 ok</text:p>
          </table:table-cell>
          <table:table-cell table:style-name="ce173" table:formula="of:=IF([.H34]/[.F34]*100&gt;15;TEXT([.H34]/[.F34]*100;&quot;##,# CZ&quot;);TEXT([.H34]/[.F34]*100;&quot;##,# ok&quot;))" office:value-type="string" office:string-value="73,9 CZ" calcext:value-type="string">
            <text:p>73,9 CZ</text:p>
          </table:table-cell>
          <table:table-cell table:style-name="ce186" office:value-type="time" office:time-value="PT10H30M00S" calcext:value-type="time">
            <text:p>10:30</text:p>
          </table:table-cell>
          <table:table-cell table:style-name="Default" table:number-columns-repeated="4"/>
        </table:table-row>
        <table:table-row table:style-name="ro1">
          <table:table-cell table:style-name="ce26"/>
          <table:table-cell table:style-name="ce73" office:value-type="float" office:value="1026.949" calcext:value-type="float">
            <text:p>1026,949</text:p>
          </table:table-cell>
          <table:table-cell table:style-name="ce73" office:value-type="float" office:value="68.916" calcext:value-type="float">
            <text:p>68,916</text:p>
          </table:table-cell>
          <table:table-cell table:style-name="ce73" office:value-type="float" office:value="57.29" calcext:value-type="float">
            <text:p>57,290</text:p>
          </table:table-cell>
          <table:table-cell table:style-name="ce73"/>
          <table:table-cell table:style-name="ce108" table:formula="of:=([.B35]-[.$B$18])*[.$H$6]" office:value-type="float" office:value="230.880000000004" calcext:value-type="float">
            <text:p>230,880</text:p>
          </table:table-cell>
          <table:table-cell table:style-name="ce108" table:formula="of:=([.C35]-[.$C$18])*[.$H$6]" office:value-type="float" office:value="22.5599999999994" calcext:value-type="float">
            <text:p>22,560</text:p>
          </table:table-cell>
          <table:table-cell table:style-name="ce108" table:formula="of:=([.D35]-[.$D$18])*[.$H$6]" office:value-type="float" office:value="165.36" calcext:value-type="float">
            <text:p>165,360</text:p>
          </table:table-cell>
          <table:table-cell table:style-name="ce139"/>
          <table:table-cell table:style-name="ce150" table:formula="of:=IF([.G35]/[.F35]*100&gt;20;TEXT([.G35]/[.F35]*100;&quot;##,# CZ&quot;);TEXT([.G35]/[.F35]*100;&quot;##,# ok&quot;))" office:value-type="string" office:string-value="9,8 ok" calcext:value-type="string">
            <text:p>9,8 ok</text:p>
          </table:table-cell>
          <table:table-cell table:style-name="ce173" table:formula="of:=IF([.H35]/[.F35]*100&gt;15;TEXT([.H35]/[.F35]*100;&quot;##,# CZ&quot;);TEXT([.H35]/[.F35]*100;&quot;##,# ok&quot;))" office:value-type="string" office:string-value="71,6 CZ" calcext:value-type="string">
            <text:p>71,6 CZ</text:p>
          </table:table-cell>
          <table:table-cell table:style-name="ce186" office:value-type="time" office:time-value="PT12H30M00S" calcext:value-type="time">
            <text:p>12:30</text:p>
          </table:table-cell>
          <table:table-cell table:style-name="ce135" office:value-type="string" calcext:value-type="string">
            <text:p>azalış</text:p>
          </table:table-cell>
          <table:table-cell table:style-name="Default" table:number-columns-repeated="3"/>
        </table:table-row>
        <table:table-row table:style-name="ro1">
          <table:table-cell table:style-name="ce26"/>
          <table:table-cell table:style-name="ce73" office:value-type="float" office:value="1027.097" calcext:value-type="float">
            <text:p>1027,097</text:p>
          </table:table-cell>
          <table:table-cell table:style-name="ce73" office:value-type="float" office:value="68.919" calcext:value-type="float">
            <text:p>68,919</text:p>
          </table:table-cell>
          <table:table-cell table:style-name="ce73" office:value-type="float" office:value="57.296" calcext:value-type="float">
            <text:p>57,296</text:p>
          </table:table-cell>
          <table:table-cell table:style-name="ce73"/>
          <table:table-cell table:style-name="ce108" table:formula="of:=([.B36]-[.$B$18])*[.$H$6]" office:value-type="float" office:value="239.759999999999" calcext:value-type="float">
            <text:p>239,760</text:p>
          </table:table-cell>
          <table:table-cell table:style-name="ce108" table:formula="of:=([.C36]-[.$C$18])*[.$H$6]" office:value-type="float" office:value="22.7399999999994" calcext:value-type="float">
            <text:p>22,740</text:p>
          </table:table-cell>
          <table:table-cell table:style-name="ce108" table:formula="of:=([.D36]-[.$D$18])*[.$H$6]" office:value-type="float" office:value="165.72" calcext:value-type="float">
            <text:p>165,720</text:p>
          </table:table-cell>
          <table:table-cell table:style-name="ce139"/>
          <table:table-cell table:style-name="ce150" table:formula="of:=IF([.G36]/[.F36]*100&gt;20;TEXT([.G36]/[.F36]*100;&quot;##,# CZ&quot;);TEXT([.G36]/[.F36]*100;&quot;##,# ok&quot;))" office:value-type="string" office:string-value="9,5 ok" calcext:value-type="string">
            <text:p>9,5 ok</text:p>
          </table:table-cell>
          <table:table-cell table:style-name="ce173" table:formula="of:=IF([.H36]/[.F36]*100&gt;15;TEXT([.H36]/[.F36]*100;&quot;##,# CZ&quot;);TEXT([.H36]/[.F36]*100;&quot;##,# ok&quot;))" office:value-type="string" office:string-value="69,1 CZ" calcext:value-type="string">
            <text:p>69,1 CZ</text:p>
          </table:table-cell>
          <table:table-cell table:style-name="ce186" office:value-type="time" office:time-value="PT14H30M00S" calcext:value-type="time">
            <text:p>14:30</text:p>
          </table:table-cell>
          <table:table-cell table:style-name="ce136" office:value-type="string" calcext:value-type="string">
            <text:p>1 gün</text:p>
          </table:table-cell>
          <table:table-cell table:style-name="Default" table:number-columns-repeated="3"/>
        </table:table-row>
        <table:table-row table:style-name="ro1">
          <table:table-cell table:style-name="ce9"/>
          <table:table-cell table:style-name="ce66" office:value-type="float" office:value="1027.123" calcext:value-type="float">
            <text:p>1027,123</text:p>
          </table:table-cell>
          <table:table-cell table:style-name="ce66" office:value-type="float" office:value="68.919" calcext:value-type="float">
            <text:p>68,919</text:p>
          </table:table-cell>
          <table:table-cell table:style-name="ce66" office:value-type="float" office:value="57.297" calcext:value-type="float">
            <text:p>57,297</text:p>
          </table:table-cell>
          <table:table-cell table:style-name="ce66"/>
          <table:table-cell table:style-name="ce85" table:formula="of:=([.B37]-[.$B$18])*[.$H$6]" office:value-type="float" office:value="241.320000000003" calcext:value-type="float">
            <text:p>241,320</text:p>
          </table:table-cell>
          <table:table-cell table:style-name="ce85" table:formula="of:=([.C37]-[.$C$18])*[.$H$6]" office:value-type="float" office:value="22.7399999999994" calcext:value-type="float">
            <text:p>22,740</text:p>
          </table:table-cell>
          <table:table-cell table:style-name="ce85" table:formula="of:=([.D37]-[.$D$18])*[.$H$6]" office:value-type="float" office:value="165.78" calcext:value-type="float">
            <text:p>165,780</text:p>
          </table:table-cell>
          <table:table-cell table:style-name="ce109"/>
          <table:table-cell table:style-name="ce154" table:formula="of:=IF([.G37]/[.F37]*100&gt;20;TEXT([.G37]/[.F37]*100;&quot;##,# CZ&quot;);TEXT([.G37]/[.F37]*100;&quot;##,# ok&quot;))" office:value-type="string" office:string-value="9,4 ok" calcext:value-type="string">
            <text:p>9,4 ok</text:p>
          </table:table-cell>
          <table:table-cell table:style-name="ce180" table:formula="of:=IF([.H37]/[.F37]*100&gt;15;TEXT([.H37]/[.F37]*100;&quot;##,# CZ&quot;);TEXT([.H37]/[.F37]*100;&quot;##,# ok&quot;))" office:value-type="string" office:string-value="68,7 CZ" calcext:value-type="string">
            <text:p>68,7 CZ</text:p>
          </table:table-cell>
          <table:table-cell table:style-name="ce184" office:value-type="time" office:time-value="PT15H00M00S" calcext:value-type="time">
            <text:p>15:00</text:p>
          </table:table-cell>
          <table:table-cell table:style-name="ce141" table:formula="of:=([.H31]/[.F31]*100)-([.H37]/[.F37]*100)" office:value-type="float" office:value="12.3887004479205" calcext:value-type="float">
            <text:p>12,3887004479205</text:p>
          </table:table-cell>
          <table:table-cell table:style-name="Default" table:number-columns-repeated="3"/>
        </table:table-row>
        <table:table-row table:style-name="ro1">
          <table:table-cell table:style-name="ce13" office:value-type="date" office:date-value="2021-12-09" calcext:value-type="date">
            <text:p>09.Ara</text:p>
          </table:table-cell>
          <table:table-cell table:style-name="ce71" office:value-type="float" office:value="1027.313" calcext:value-type="float">
            <text:p>1027,313</text:p>
          </table:table-cell>
          <table:table-cell table:style-name="ce71" office:value-type="float" office:value="68.948" calcext:value-type="float">
            <text:p>68,948</text:p>
          </table:table-cell>
          <table:table-cell table:style-name="ce71" office:value-type="float" office:value="57.301" calcext:value-type="float">
            <text:p>57,301</text:p>
          </table:table-cell>
          <table:table-cell table:style-name="ce71"/>
          <table:table-cell table:style-name="ce105" table:formula="of:=([.B38]-[.$B$18])*[.$H$6]" office:value-type="float" office:value="252.720000000006" calcext:value-type="float">
            <text:p>252,720</text:p>
          </table:table-cell>
          <table:table-cell table:style-name="ce105" table:formula="of:=([.C38]-[.$C$18])*[.$H$6]" office:value-type="float" office:value="24.4799999999992" calcext:value-type="float">
            <text:p>24,480</text:p>
          </table:table-cell>
          <table:table-cell table:style-name="ce105" table:formula="of:=([.D38]-[.$D$18])*[.$H$6]" office:value-type="float" office:value="166.02" calcext:value-type="float">
            <text:p>166,020</text:p>
          </table:table-cell>
          <table:table-cell table:style-name="ce137"/>
          <table:table-cell table:style-name="ce150" table:formula="of:=IF([.G38]/[.F38]*100&gt;20;TEXT([.G38]/[.F38]*100;&quot;##,# CZ&quot;);TEXT([.G38]/[.F38]*100;&quot;##,# ok&quot;))" office:value-type="string" office:string-value="9,7 ok" calcext:value-type="string">
            <text:p>9,7 ok</text:p>
          </table:table-cell>
          <table:table-cell table:style-name="ce173" table:formula="of:=IF([.H38]/[.F38]*100&gt;15;TEXT([.H38]/[.F38]*100;&quot;##,# CZ&quot;);TEXT([.H38]/[.F38]*100;&quot;##,# ok&quot;))" office:value-type="string" office:string-value="65,7 CZ" calcext:value-type="string">
            <text:p>65,7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Default" table:number-columns-repeated="4"/>
        </table:table-row>
        <table:table-row table:style-name="ro1">
          <table:table-cell table:style-name="ce21"/>
          <table:table-cell table:style-name="ce34" office:value-type="float" office:value="1027.451" calcext:value-type="float">
            <text:p>1027,451</text:p>
          </table:table-cell>
          <table:table-cell table:style-name="ce34" office:value-type="float" office:value="68.952" calcext:value-type="float">
            <text:p>68,952</text:p>
          </table:table-cell>
          <table:table-cell table:style-name="ce34" office:value-type="float" office:value="57.303" calcext:value-type="float">
            <text:p>57,303</text:p>
          </table:table-cell>
          <table:table-cell table:style-name="ce34"/>
          <table:table-cell table:style-name="ce108" table:formula="of:=([.B39]-[.$B$18])*[.$H$6]" office:value-type="float" office:value="261.000000000001" calcext:value-type="float">
            <text:p>261,000</text:p>
          </table:table-cell>
          <table:table-cell table:style-name="ce108" table:formula="of:=([.C39]-[.$C$18])*[.$H$6]" office:value-type="float" office:value="24.7199999999995" calcext:value-type="float">
            <text:p>24,720</text:p>
          </table:table-cell>
          <table:table-cell table:style-name="ce108" table:formula="of:=([.D39]-[.$D$18])*[.$H$6]" office:value-type="float" office:value="166.14" calcext:value-type="float">
            <text:p>166,140</text:p>
          </table:table-cell>
          <table:table-cell table:style-name="ce139"/>
          <table:table-cell table:style-name="ce150" table:formula="of:=IF([.G39]/[.F39]*100&gt;20;TEXT([.G39]/[.F39]*100;&quot;##,# CZ&quot;);TEXT([.G39]/[.F39]*100;&quot;##,# ok&quot;))" office:value-type="string" office:string-value="9,5 ok" calcext:value-type="string">
            <text:p>9,5 ok</text:p>
          </table:table-cell>
          <table:table-cell table:style-name="ce173" table:formula="of:=IF([.H39]/[.F39]*100&gt;15;TEXT([.H39]/[.F39]*100;&quot;##,# CZ&quot;);TEXT([.H39]/[.F39]*100;&quot;##,# ok&quot;))" office:value-type="string" office:string-value="63,7 CZ" calcext:value-type="string">
            <text:p>63,7 CZ</text:p>
          </table:table-cell>
          <table:table-cell table:style-name="ce187" office:value-type="time" office:time-value="PT11H00M00S" calcext:value-type="time">
            <text:p>11:00</text:p>
          </table:table-cell>
          <table:table-cell table:style-name="Default" table:number-columns-repeated="4"/>
        </table:table-row>
        <table:table-row table:style-name="ro1">
          <table:table-cell table:style-name="ce21"/>
          <table:table-cell table:style-name="ce34" office:value-type="float" office:value="1027.587" calcext:value-type="float">
            <text:p>1027,587</text:p>
          </table:table-cell>
          <table:table-cell table:style-name="ce34" office:value-type="float" office:value="68.957" calcext:value-type="float">
            <text:p>68,957</text:p>
          </table:table-cell>
          <table:table-cell table:style-name="ce34" office:value-type="float" office:value="57.306" calcext:value-type="float">
            <text:p>57,306</text:p>
          </table:table-cell>
          <table:table-cell table:style-name="ce34"/>
          <table:table-cell table:style-name="ce108" table:formula="of:=([.B40]-[.$B$18])*[.$H$6]" office:value-type="float" office:value="269.159999999999" calcext:value-type="float">
            <text:p>269,160</text:p>
          </table:table-cell>
          <table:table-cell table:style-name="ce108" table:formula="of:=([.C40]-[.$C$18])*[.$H$6]" office:value-type="float" office:value="25.0199999999992" calcext:value-type="float">
            <text:p>25,020</text:p>
          </table:table-cell>
          <table:table-cell table:style-name="ce108" table:formula="of:=([.D40]-[.$D$18])*[.$H$6]" office:value-type="float" office:value="166.32" calcext:value-type="float">
            <text:p>166,320</text:p>
          </table:table-cell>
          <table:table-cell table:style-name="ce139"/>
          <table:table-cell table:style-name="ce150" table:formula="of:=IF([.G40]/[.F40]*100&gt;20;TEXT([.G40]/[.F40]*100;&quot;##,# CZ&quot;);TEXT([.G40]/[.F40]*100;&quot;##,# ok&quot;))" office:value-type="string" office:string-value="9,3 ok" calcext:value-type="string">
            <text:p>9,3 ok</text:p>
          </table:table-cell>
          <table:table-cell table:style-name="ce173" table:formula="of:=IF([.H40]/[.F40]*100&gt;15;TEXT([.H40]/[.F40]*100;&quot;##,# CZ&quot;);TEXT([.H40]/[.F40]*100;&quot;##,# ok&quot;))" office:value-type="string" office:string-value="61,8 CZ" calcext:value-type="string">
            <text:p>61,8 CZ</text:p>
          </table:table-cell>
          <table:table-cell table:style-name="ce187" office:value-type="time" office:time-value="PT14H00M00S" calcext:value-type="time">
            <text:p>14:00</text:p>
          </table:table-cell>
          <table:table-cell table:style-name="ce135" office:value-type="string" calcext:value-type="string">
            <text:p>azalış</text:p>
          </table:table-cell>
          <table:table-cell table:number-columns-repeated="3"/>
        </table:table-row>
        <table:table-row table:style-name="ro1">
          <table:table-cell table:style-name="ce21"/>
          <table:table-cell table:style-name="ce34" office:value-type="float" office:value="1027.747" calcext:value-type="float">
            <text:p>1027,747</text:p>
          </table:table-cell>
          <table:table-cell table:style-name="ce34" office:value-type="float" office:value="68.965" calcext:value-type="float">
            <text:p>68,965</text:p>
          </table:table-cell>
          <table:table-cell table:style-name="ce34" office:value-type="float" office:value="57.311" calcext:value-type="float">
            <text:p>57,311</text:p>
          </table:table-cell>
          <table:table-cell table:style-name="ce34"/>
          <table:table-cell table:style-name="ce108" table:formula="of:=([.B41]-[.$B$18])*[.$H$6]" office:value-type="float" office:value="278.760000000004" calcext:value-type="float">
            <text:p>278,760</text:p>
          </table:table-cell>
          <table:table-cell table:style-name="ce108" table:formula="of:=([.C41]-[.$C$18])*[.$H$6]" office:value-type="float" office:value="25.4999999999998" calcext:value-type="float">
            <text:p>25,500</text:p>
          </table:table-cell>
          <table:table-cell table:style-name="ce108" table:formula="of:=([.D41]-[.$D$18])*[.$H$6]" office:value-type="float" office:value="166.62" calcext:value-type="float">
            <text:p>166,620</text:p>
          </table:table-cell>
          <table:table-cell table:style-name="ce139"/>
          <table:table-cell table:style-name="ce150" table:formula="of:=IF([.G41]/[.F41]*100&gt;20;TEXT([.G41]/[.F41]*100;&quot;##,# CZ&quot;);TEXT([.G41]/[.F41]*100;&quot;##,# ok&quot;))" office:value-type="string" office:string-value="9,1 ok" calcext:value-type="string">
            <text:p>9,1 ok</text:p>
          </table:table-cell>
          <table:table-cell table:style-name="ce180" table:formula="of:=IF([.H41]/[.F41]*100&gt;15;TEXT([.H41]/[.F41]*100;&quot;##,# CZ&quot;);TEXT([.H41]/[.F41]*100;&quot;##,# ok&quot;))" office:value-type="string" office:string-value="59,8 CZ" calcext:value-type="string">
            <text:p>59,8 CZ</text:p>
          </table:table-cell>
          <table:table-cell table:style-name="ce187" office:value-type="time" office:time-value="PT17H00M00S" calcext:value-type="time">
            <text:p>17:00</text:p>
          </table:table-cell>
          <table:table-cell table:style-name="ce136" office:value-type="string" calcext:value-type="string">
            <text:p>1 gün</text:p>
          </table:table-cell>
          <table:table-cell table:number-columns-repeated="3"/>
        </table:table-row>
        <table:table-row table:style-name="ro1">
          <table:table-cell table:style-name="ce21"/>
          <table:table-cell table:style-name="ce34" office:value-type="string" calcext:value-type="string">
            <text:p>kompanzasyon kapatıldı</text:p>
          </table:table-cell>
          <table:table-cell table:style-name="ce34" table:number-columns-repeated="3"/>
          <table:table-cell table:style-name="ce108" table:number-columns-repeated="3"/>
          <table:table-cell table:style-name="ce139"/>
          <table:table-cell table:style-name="ce98" table:number-columns-repeated="2"/>
          <table:table-cell table:style-name="ce187"/>
          <table:table-cell table:style-name="ce141" table:formula="of:=([.H37]/[.F37]*100)-([.H41]/[.F41]*100)" office:value-type="float" office:value="8.9253188393667" calcext:value-type="float">
            <text:p>8,9253188393667</text:p>
          </table:table-cell>
          <table:table-cell table:number-columns-repeated="3"/>
        </table:table-row>
        <table:table-row table:style-name="ro1">
          <table:table-cell table:style-name="ce23" office:value-type="date" office:date-value="2021-12-10" calcext:value-type="date">
            <text:p>10.Ara</text:p>
          </table:table-cell>
          <table:table-cell table:style-name="ce37" office:value-type="float" office:value="1027.932" calcext:value-type="float">
            <text:p>1027,932</text:p>
          </table:table-cell>
          <table:table-cell table:style-name="ce37" office:value-type="float" office:value="69.059" calcext:value-type="float">
            <text:p>69,059</text:p>
          </table:table-cell>
          <table:table-cell table:style-name="ce37" office:value-type="float" office:value="57.314" calcext:value-type="float">
            <text:p>57,314</text:p>
          </table:table-cell>
          <table:table-cell table:style-name="ce37"/>
          <table:table-cell table:style-name="ce105" table:formula="of:=([.B43]-[.$B$18])*[.$H$6]" office:value-type="float" office:value="289.860000000001" calcext:value-type="float">
            <text:p>289,860</text:p>
          </table:table-cell>
          <table:table-cell table:style-name="ce105" table:formula="of:=([.C43]-[.$C$18])*[.$H$6]" office:value-type="float" office:value="31.1399999999995" calcext:value-type="float">
            <text:p>31,140</text:p>
          </table:table-cell>
          <table:table-cell table:style-name="ce105" table:formula="of:=([.D43]-[.$D$18])*[.$H$6]" office:value-type="float" office:value="166.8" calcext:value-type="float">
            <text:p>166,800</text:p>
          </table:table-cell>
          <table:table-cell table:style-name="ce137"/>
          <table:table-cell table:style-name="ce149" table:formula="of:=IF([.G43]/[.F43]*100&gt;20;TEXT([.G43]/[.F43]*100;&quot;##,# CZ&quot;);TEXT([.G43]/[.F43]*100;&quot;##,# ok&quot;))" office:value-type="string" office:string-value="10,7 ok" calcext:value-type="string">
            <text:p>10,7 ok</text:p>
          </table:table-cell>
          <table:table-cell table:style-name="ce172" table:formula="of:=IF([.H43]/[.F43]*100&gt;15;TEXT([.H43]/[.F43]*100;&quot;##,# CZ&quot;);TEXT([.H43]/[.F43]*100;&quot;##,# ok&quot;))" office:value-type="string" office:string-value="57,5 CZ" calcext:value-type="string">
            <text:p>57,5 CZ</text:p>
          </table:table-cell>
          <table:table-cell table:style-name="ce131" office:value-type="time" office:time-value="PT08H00M00S" calcext:value-type="time">
            <text:p>08:0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93" office:value-type="string" calcext:value-type="string">
            <text:p>kompanzasyon açıldı</text:p>
          </table:table-cell>
          <table:table-cell table:style-name="ce93" table:number-columns-repeated="3"/>
          <table:table-cell table:style-name="Default" table:number-columns-repeated="6"/>
          <table:table-cell table:style-name="ce133"/>
          <table:table-cell table:number-columns-repeated="4"/>
        </table:table-row>
        <table:table-row table:style-name="ro1">
          <table:table-cell table:style-name="ce4"/>
          <table:table-cell table:style-name="ce93" office:value-type="float" office:value="1028.13" calcext:value-type="float">
            <text:p>1028,130</text:p>
          </table:table-cell>
          <table:table-cell table:style-name="ce93" office:value-type="float" office:value="69.065" calcext:value-type="float">
            <text:p>69,065</text:p>
          </table:table-cell>
          <table:table-cell table:style-name="ce93" office:value-type="float" office:value="57.316" calcext:value-type="float">
            <text:p>57,316</text:p>
          </table:table-cell>
          <table:table-cell table:style-name="ce93"/>
          <table:table-cell table:style-name="ce108" table:formula="of:=([.B45]-[.$B$18])*[.$H$6]" office:value-type="float" office:value="301.740000000007" calcext:value-type="float">
            <text:p>301,740</text:p>
          </table:table-cell>
          <table:table-cell table:style-name="ce108" table:formula="of:=([.C45]-[.$C$18])*[.$H$6]" office:value-type="float" office:value="31.4999999999995" calcext:value-type="float">
            <text:p>31,500</text:p>
          </table:table-cell>
          <table:table-cell table:style-name="ce108" table:formula="of:=([.D45]-[.$D$18])*[.$H$6]" office:value-type="float" office:value="166.92" calcext:value-type="float">
            <text:p>166,920</text:p>
          </table:table-cell>
          <table:table-cell table:style-name="ce139"/>
          <table:table-cell table:style-name="ce150" table:formula="of:=IF([.G45]/[.F45]*100&gt;20;TEXT([.G45]/[.F45]*100;&quot;##,# CZ&quot;);TEXT([.G45]/[.F45]*100;&quot;##,# ok&quot;))" office:value-type="string" office:string-value="10,4 ok" calcext:value-type="string">
            <text:p>10,4 ok</text:p>
          </table:table-cell>
          <table:table-cell table:style-name="ce121" table:formula="of:=IF([.H45]/[.F45]*100&gt;15;TEXT([.H45]/[.F45]*100;&quot;##,# CZ&quot;);TEXT([.H45]/[.F45]*100;&quot;##,# ok&quot;))" office:value-type="string" office:string-value="55,3 CZ" calcext:value-type="string">
            <text:p>55,3 CZ</text:p>
          </table:table-cell>
          <table:table-cell table:style-name="ce133" office:value-type="time" office:time-value="PT10H30M00S" calcext:value-type="time">
            <text:p>10:30</text:p>
          </table:table-cell>
          <table:table-cell table:style-name="ce135" office:value-type="string" calcext:value-type="string">
            <text:p>azalış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93" office:value-type="float" office:value="1028.4" calcext:value-type="float">
            <text:p>1028,400</text:p>
          </table:table-cell>
          <table:table-cell table:style-name="ce93" office:value-type="float" office:value="69.07" calcext:value-type="float">
            <text:p>69,070</text:p>
          </table:table-cell>
          <table:table-cell table:style-name="ce93" office:value-type="float" office:value="57.325" calcext:value-type="float">
            <text:p>57,325</text:p>
          </table:table-cell>
          <table:table-cell table:style-name="ce93"/>
          <table:table-cell table:style-name="ce108" table:formula="of:=([.B46]-[.$B$18])*[.$H$6]" office:value-type="float" office:value="317.940000000006" calcext:value-type="float">
            <text:p>317,940</text:p>
          </table:table-cell>
          <table:table-cell table:style-name="ce108" table:formula="of:=([.C46]-[.$C$18])*[.$H$6]" office:value-type="float" office:value="31.7999999999992" calcext:value-type="float">
            <text:p>31,800</text:p>
          </table:table-cell>
          <table:table-cell table:style-name="ce108" table:formula="of:=([.D46]-[.$D$18])*[.$H$6]" office:value-type="float" office:value="167.46" calcext:value-type="float">
            <text:p>167,460</text:p>
          </table:table-cell>
          <table:table-cell table:style-name="ce139"/>
          <table:table-cell table:style-name="ce150" table:formula="of:=IF([.G46]/[.F46]*100&gt;20;TEXT([.G46]/[.F46]*100;&quot;##,# CZ&quot;);TEXT([.G46]/[.F46]*100;&quot;##,# ok&quot;))" office:value-type="string" office:string-value="10 ok" calcext:value-type="string">
            <text:p>10 ok</text:p>
          </table:table-cell>
          <table:table-cell table:style-name="ce121" table:formula="of:=IF([.H46]/[.F46]*100&gt;15;TEXT([.H46]/[.F46]*100;&quot;##,# CZ&quot;);TEXT([.H46]/[.F46]*100;&quot;##,# ok&quot;))" office:value-type="string" office:string-value="52,7 CZ" calcext:value-type="string">
            <text:p>52,7 CZ</text:p>
          </table:table-cell>
          <table:table-cell table:style-name="ce133" office:value-type="time" office:time-value="PT15H30M00S" calcext:value-type="time">
            <text:p>15:30</text:p>
          </table:table-cell>
          <table:table-cell table:style-name="ce136" office:value-type="string" calcext:value-type="string">
            <text:p>1 gün</text:p>
          </table:table-cell>
          <table:table-cell table:number-columns-repeated="3"/>
        </table:table-row>
        <table:table-row table:style-name="ro1">
          <table:table-cell table:style-name="ce42"/>
          <table:table-cell table:style-name="ce12" office:value-type="float" office:value="1028.475" calcext:value-type="float">
            <text:p>1028,475</text:p>
          </table:table-cell>
          <table:table-cell table:style-name="ce12" office:value-type="float" office:value="69.071" calcext:value-type="float">
            <text:p>69,071</text:p>
          </table:table-cell>
          <table:table-cell table:style-name="ce12" office:value-type="float" office:value="57.325" calcext:value-type="float">
            <text:p>57,325</text:p>
          </table:table-cell>
          <table:table-cell table:style-name="ce12"/>
          <table:table-cell table:style-name="ce85" table:formula="of:=([.B47]-[.$B$18])*[.$H$6]" office:value-type="float" office:value="322.439999999995" calcext:value-type="float">
            <text:p>322,440</text:p>
          </table:table-cell>
          <table:table-cell table:style-name="ce85" table:formula="of:=([.C47]-[.$C$18])*[.$H$6]" office:value-type="float" office:value="31.8599999999995" calcext:value-type="float">
            <text:p>31,860</text:p>
          </table:table-cell>
          <table:table-cell table:style-name="ce85" table:formula="of:=([.D47]-[.$D$18])*[.$H$6]" office:value-type="float" office:value="167.46" calcext:value-type="float">
            <text:p>167,460</text:p>
          </table:table-cell>
          <table:table-cell table:style-name="ce109"/>
          <table:table-cell table:style-name="ce154" table:formula="of:=IF([.G47]/[.F47]*100&gt;20;TEXT([.G47]/[.F47]*100;&quot;##,# CZ&quot;);TEXT([.G47]/[.F47]*100;&quot;##,# ok&quot;))" office:value-type="string" office:string-value="9,9 ok" calcext:value-type="string">
            <text:p>9,9 ok</text:p>
          </table:table-cell>
          <table:table-cell table:style-name="ce196" table:formula="of:=IF([.H47]/[.F47]*100&gt;15;TEXT([.H47]/[.F47]*100;&quot;##,# CZ&quot;);TEXT([.H47]/[.F47]*100;&quot;##,# ok&quot;))" office:value-type="string" office:string-value="51,9 CZ" calcext:value-type="string">
            <text:p>51,9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41" table:formula="of:=([.H41]/[.F41]*100)-([.H47]/[.F47]*100)" office:value-type="float" office:value="7.83660298360848" calcext:value-type="float">
            <text:p>7,83660298360848</text:p>
          </table:table-cell>
          <table:table-cell table:number-columns-repeated="3"/>
        </table:table-row>
        <table:table-row table:style-name="ro1">
          <table:table-cell table:style-name="ce4" office:value-type="date" office:date-value="2021-12-11" calcext:value-type="date">
            <text:p>11.Ara</text:p>
          </table:table-cell>
          <table:table-cell table:style-name="ce93" office:value-type="float" office:value="1028.576" calcext:value-type="float">
            <text:p>1028,576</text:p>
          </table:table-cell>
          <table:table-cell table:style-name="ce93" office:value-type="float" office:value="69.078" calcext:value-type="float">
            <text:p>69,078</text:p>
          </table:table-cell>
          <table:table-cell table:style-name="ce93" office:value-type="float" office:value="57.346" calcext:value-type="float">
            <text:p>57,346</text:p>
          </table:table-cell>
          <table:table-cell table:style-name="ce93"/>
          <table:table-cell table:style-name="ce108" table:formula="of:=([.B48]-[.$B$18])*[.$H$6]" office:value-type="float" office:value="328.500000000001" calcext:value-type="float">
            <text:p>328,500</text:p>
          </table:table-cell>
          <table:table-cell table:style-name="ce108" table:formula="of:=([.C48]-[.$C$18])*[.$H$6]" office:value-type="float" office:value="32.2799999999998" calcext:value-type="float">
            <text:p>32,280</text:p>
          </table:table-cell>
          <table:table-cell table:style-name="ce108" table:formula="of:=([.D48]-[.$D$18])*[.$H$6]" office:value-type="float" office:value="168.72" calcext:value-type="float">
            <text:p>168,720</text:p>
          </table:table-cell>
          <table:table-cell table:style-name="ce139"/>
          <table:table-cell table:style-name="ce123" table:formula="of:=IF([.G48]/[.F48]*100&gt;20;TEXT([.G48]/[.F48]*100;&quot;##,# CZ&quot;);TEXT([.G48]/[.F48]*100;&quot;##,# ok&quot;))" office:value-type="string" office:string-value="9,8 ok" calcext:value-type="string">
            <text:p>9,8 ok</text:p>
          </table:table-cell>
          <table:table-cell table:style-name="ce121" table:formula="of:=IF([.H48]/[.F48]*100&gt;15;TEXT([.H48]/[.F48]*100;&quot;##,# CZ&quot;);TEXT([.H48]/[.F48]*100;&quot;##,# ok&quot;))" office:value-type="string" office:string-value="51,4 CZ" calcext:value-type="string">
            <text:p>51,4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35" office:value-type="string" calcext:value-type="string">
            <text:p>azalış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93" office:value-type="float" office:value="1028.949" calcext:value-type="float">
            <text:p>1028,949</text:p>
          </table:table-cell>
          <table:table-cell table:style-name="ce93" office:value-type="float" office:value="69.083" calcext:value-type="float">
            <text:p>69,083</text:p>
          </table:table-cell>
          <table:table-cell table:style-name="ce93" office:value-type="float" office:value="57.355" calcext:value-type="float">
            <text:p>57,355</text:p>
          </table:table-cell>
          <table:table-cell table:style-name="ce93"/>
          <table:table-cell table:style-name="ce108" table:formula="of:=([.B49]-[.$B$18])*[.$H$6]" office:value-type="float" office:value="350.880000000004" calcext:value-type="float">
            <text:p>350,880</text:p>
          </table:table-cell>
          <table:table-cell table:style-name="ce108" table:formula="of:=([.C49]-[.$C$18])*[.$H$6]" office:value-type="float" office:value="32.5799999999995" calcext:value-type="float">
            <text:p>32,580</text:p>
          </table:table-cell>
          <table:table-cell table:style-name="ce108" table:formula="of:=([.D49]-[.$D$18])*[.$H$6]" office:value-type="float" office:value="169.26" calcext:value-type="float">
            <text:p>169,260</text:p>
          </table:table-cell>
          <table:table-cell table:style-name="ce139"/>
          <table:table-cell table:style-name="ce123" table:formula="of:=IF([.G49]/[.F49]*100&gt;20;TEXT([.G49]/[.F49]*100;&quot;##,# CZ&quot;);TEXT([.G49]/[.F49]*100;&quot;##,# ok&quot;))" office:value-type="string" office:string-value="9,3 ok" calcext:value-type="string">
            <text:p>9,3 ok</text:p>
          </table:table-cell>
          <table:table-cell table:style-name="ce121" table:formula="of:=IF([.H49]/[.F49]*100&gt;15;TEXT([.H49]/[.F49]*100;&quot;##,# CZ&quot;);TEXT([.H49]/[.F49]*100;&quot;##,# ok&quot;))" office:value-type="string" office:string-value="48,2 CZ" calcext:value-type="string">
            <text:p>48,2 CZ</text:p>
          </table:table-cell>
          <table:table-cell table:style-name="ce133" office:value-type="time" office:time-value="PT13H30M00S" calcext:value-type="time">
            <text:p>13:30</text:p>
          </table:table-cell>
          <table:table-cell table:style-name="ce136" office:value-type="string" calcext:value-type="string">
            <text:p>1 gün</text:p>
          </table:table-cell>
          <table:table-cell table:number-columns-repeated="3"/>
        </table:table-row>
        <table:table-row table:style-name="ro1">
          <table:table-cell table:style-name="ce42"/>
          <table:table-cell table:style-name="ce12" office:value-type="float" office:value="1029.121" calcext:value-type="float">
            <text:p>1029,121</text:p>
          </table:table-cell>
          <table:table-cell table:style-name="ce12" office:value-type="float" office:value="69.084" calcext:value-type="float">
            <text:p>69,084</text:p>
          </table:table-cell>
          <table:table-cell table:style-name="ce12" office:value-type="float" office:value="57.357" calcext:value-type="float">
            <text:p>57,357</text:p>
          </table:table-cell>
          <table:table-cell table:style-name="ce12"/>
          <table:table-cell table:style-name="ce85" table:formula="of:=([.B50]-[.$B$18])*[.$H$6]" office:value-type="float" office:value="361.200000000006" calcext:value-type="float">
            <text:p>361,200</text:p>
          </table:table-cell>
          <table:table-cell table:style-name="ce85" table:formula="of:=([.C50]-[.$C$18])*[.$H$6]" office:value-type="float" office:value="32.6399999999998" calcext:value-type="float">
            <text:p>32,640</text:p>
          </table:table-cell>
          <table:table-cell table:style-name="ce85" table:formula="of:=([.D50]-[.$D$18])*[.$H$6]" office:value-type="float" office:value="169.38" calcext:value-type="float">
            <text:p>169,380</text:p>
          </table:table-cell>
          <table:table-cell table:style-name="ce109"/>
          <table:table-cell table:style-name="ce154" table:formula="of:=IF([.G50]/[.F50]*100&gt;20;TEXT([.G50]/[.F50]*100;&quot;##,# CZ&quot;);TEXT([.G50]/[.F50]*100;&quot;##,# ok&quot;))" office:value-type="string" office:string-value="9 ok" calcext:value-type="string">
            <text:p>9 ok</text:p>
          </table:table-cell>
          <table:table-cell table:style-name="ce196" table:formula="of:=IF([.H50]/[.F50]*100&gt;15;TEXT([.H50]/[.F50]*100;&quot;##,# CZ&quot;);TEXT([.H50]/[.F50]*100;&quot;##,# ok&quot;))" office:value-type="string" office:string-value="46,9 CZ" calcext:value-type="string">
            <text:p>46,9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41" table:formula="of:=([.H47]/[.F47]*100)-([.H50]/[.F50]*100)" office:value-type="float" office:value="5.04155605864245" calcext:value-type="float">
            <text:p>5,04155605864245</text:p>
          </table:table-cell>
          <table:table-cell table:number-columns-repeated="3"/>
        </table:table-row>
        <table:table-row table:style-name="ro1" table:number-rows-repeated="3">
          <table:table-cell table:style-name="ce4"/>
          <table:table-cell table:style-name="ce93" table:number-columns-repeated="4"/>
          <table:table-cell table:style-name="ce59" table:number-columns-repeated="3"/>
          <table:table-cell table:style-name="ce134"/>
          <table:table-cell table:style-name="ce100" table:number-columns-repeated="2"/>
          <table:table-cell table:style-name="ce133"/>
          <table:table-cell table:number-columns-repeated="4"/>
        </table:table-row>
        <table:table-row table:style-name="ro1" table:number-rows-repeated="1048522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>
        <table:table-column table:style-name="co15" table:default-cell-style-name="ce212"/>
        <table:table-column table:style-name="co16" table:default-cell-style-name="ce212"/>
        <table:table-column table:style-name="co17" table:default-cell-style-name="ce212"/>
        <table:table-column table:style-name="co18" table:default-cell-style-name="ce212"/>
        <table:table-column table:style-name="co19" table:default-cell-style-name="ce212"/>
        <table:table-column table:style-name="co20" table:default-cell-style-name="ce212"/>
        <table:table-column table:style-name="co21" table:default-cell-style-name="ce212"/>
        <table:table-column table:style-name="co20" table:default-cell-style-name="ce212"/>
        <table:table-column table:style-name="co21" table:default-cell-style-name="ce212"/>
        <table:table-column table:style-name="co14" table:number-columns-repeated="1015" table:default-cell-style-name="ce212"/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98" office:value-type="string" calcext:value-type="string" table:number-columns-spanned="7" table:number-rows-spanned="1">
            <text:p>Role Yazarı</text:p>
          </table:table-cell>
          <table:covered-table-cell table:style-name="ce198"/>
          <table:covered-table-cell table:number-columns-repeated="4" table:style-name="ce217"/>
          <table:covered-table-cell table:style-name="ce203"/>
          <table:table-cell table:style-name="ce203"/>
          <table:table-cell table:number-columns-repeated="1015"/>
        </table:table-row>
        <table:table-row table:style-name="ro2" table:number-rows-repeated="2">
          <table:table-cell/>
          <table:table-cell table:style-name="ce215" table:number-columns-repeated="2"/>
          <table:table-cell table:number-columns-repeated="4"/>
          <table:table-cell table:style-name="ce220" table:number-columns-repeated="2"/>
          <table:table-cell table:number-columns-repeated="1015"/>
        </table:table-row>
        <table:table-row table:style-name="ro2">
          <table:table-cell/>
          <table:table-cell table:style-name="ce216" table:number-columns-repeated="2"/>
          <table:table-cell table:style-name="ce218" table:number-columns-repeated="4"/>
          <table:table-cell table:style-name="ce221" table:number-columns-repeated="2"/>
          <table:table-cell table:number-columns-repeated="1015"/>
        </table:table-row>
        <table:table-row table:style-name="ro2">
          <table:table-cell table:style-name="ce213" office:value-type="date" office:date-value="2021-12-08" calcext:value-type="date">
            <text:p>08.12.2021</text:p>
          </table:table-cell>
          <table:table-cell office:value-type="float" office:value="359983" calcext:value-type="float">
            <text:p>359983</text:p>
          </table:table-cell>
          <table:table-cell/>
          <table:table-cell office:value-type="float" office:value="179.4" calcext:value-type="float">
            <text:p>179,4</text:p>
          </table:table-cell>
          <table:table-cell/>
          <table:table-cell office:value-type="float" office:value="19265" calcext:value-type="float">
            <text:p>19265</text:p>
          </table:table-cell>
          <table:table-cell/>
          <table:table-cell office:value-type="float" office:value="18676" calcext:value-type="float">
            <text:p>18676</text:p>
          </table:table-cell>
          <table:table-cell table:number-columns-repeated="1016"/>
        </table:table-row>
        <table:table-row table:style-name="ro2">
          <table:table-cell table:style-name="ce213" office:value-type="date" office:date-value="2021-12-09" calcext:value-type="date">
            <text:p>09.12.2021</text:p>
          </table:table-cell>
          <table:table-cell office:value-type="float" office:value="360629" calcext:value-type="float">
            <text:p>360629</text:p>
          </table:table-cell>
          <table:table-cell table:formula="of:=[.B9]-[.$B$8]" office:value-type="float" office:value="646" calcext:value-type="float">
            <text:p>646</text:p>
          </table:table-cell>
          <table:table-cell office:value-type="float" office:value="179.4" calcext:value-type="float">
            <text:p>179,4</text:p>
          </table:table-cell>
          <table:table-cell table:formula="of:=[.D9]-[.$D$8]" office:value-type="float" office:value="0" calcext:value-type="float">
            <text:p>0</text:p>
          </table:table-cell>
          <table:table-cell office:value-type="float" office:value="19381" calcext:value-type="float">
            <text:p>19381</text:p>
          </table:table-cell>
          <table:table-cell table:formula="of:=[.F9]-[.$F$8]" office:value-type="float" office:value="116" calcext:value-type="float">
            <text:p>116</text:p>
          </table:table-cell>
          <table:table-cell office:value-type="float" office:value="18733" calcext:value-type="float">
            <text:p>18733</text:p>
          </table:table-cell>
          <table:table-cell table:formula="of:=[.H9]-[.$H$8]" office:value-type="float" office:value="57" calcext:value-type="float">
            <text:p>5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101" calcext:value-type="float">
            <text:p>361101</text:p>
          </table:table-cell>
          <table:table-cell table:formula="of:=[.B10]-[.$B$8]" office:value-type="float" office:value="1118" calcext:value-type="float">
            <text:p>1118</text:p>
          </table:table-cell>
          <table:table-cell office:value-type="float" office:value="179.4" calcext:value-type="float">
            <text:p>179,4</text:p>
          </table:table-cell>
          <table:table-cell table:formula="of:=[.D10]-[.$D$8]" office:value-type="float" office:value="0" calcext:value-type="float">
            <text:p>0</text:p>
          </table:table-cell>
          <table:table-cell office:value-type="float" office:value="19395" calcext:value-type="float">
            <text:p>19395</text:p>
          </table:table-cell>
          <table:table-cell table:formula="of:=[.F10]-[.$F$8]" office:value-type="float" office:value="130" calcext:value-type="float">
            <text:p>130</text:p>
          </table:table-cell>
          <table:table-cell office:value-type="float" office:value="18768" calcext:value-type="float">
            <text:p>18768</text:p>
          </table:table-cell>
          <table:table-cell table:formula="of:=[.H10]-[.$H$8]" office:value-type="float" office:value="92" calcext:value-type="float">
            <text:p>9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586" calcext:value-type="float">
            <text:p>361586</text:p>
          </table:table-cell>
          <table:table-cell table:formula="of:=[.B11]-[.$B$8]" office:value-type="float" office:value="1603" calcext:value-type="float">
            <text:p>1603</text:p>
          </table:table-cell>
          <table:table-cell office:value-type="float" office:value="179.4" calcext:value-type="float">
            <text:p>179,4</text:p>
          </table:table-cell>
          <table:table-cell/>
          <table:table-cell office:value-type="float" office:value="19415" calcext:value-type="float">
            <text:p>19415</text:p>
          </table:table-cell>
          <table:table-cell table:formula="of:=[.F11]-[.$F$8]" office:value-type="float" office:value="150" calcext:value-type="float">
            <text:p>150</text:p>
          </table:table-cell>
          <table:table-cell office:value-type="float" office:value="18801" calcext:value-type="float">
            <text:p>18801</text:p>
          </table:table-cell>
          <table:table-cell table:formula="of:=[.H11]-[.$H$8]" office:value-type="float" office:value="125" calcext:value-type="float">
            <text:p>12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2145" calcext:value-type="float">
            <text:p>362145</text:p>
          </table:table-cell>
          <table:table-cell table:formula="of:=[.B12]-[.$B$8]" office:value-type="float" office:value="2162" calcext:value-type="float">
            <text:p>2162</text:p>
          </table:table-cell>
          <table:table-cell table:number-columns-repeated="2"/>
          <table:table-cell office:value-type="float" office:value="19445" calcext:value-type="float">
            <text:p>19445</text:p>
          </table:table-cell>
          <table:table-cell table:formula="of:=[.F12]-[.$F$8]" office:value-type="float" office:value="180" calcext:value-type="float">
            <text:p>180</text:p>
          </table:table-cell>
          <table:table-cell office:value-type="float" office:value="18847" calcext:value-type="float">
            <text:p>18847</text:p>
          </table:table-cell>
          <table:table-cell table:formula="of:=[.H12]-[.$H$8]" office:value-type="float" office:value="171" calcext:value-type="float">
            <text:p>17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3795" calcext:value-type="float">
            <text:p>363795</text:p>
          </table:table-cell>
          <table:table-cell table:formula="of:=[.B13]-[.$B$8]" office:value-type="float" office:value="3812" calcext:value-type="float">
            <text:p>3812</text:p>
          </table:table-cell>
          <table:table-cell table:number-columns-repeated="2"/>
          <table:table-cell office:value-type="float" office:value="19493" calcext:value-type="float">
            <text:p>19493</text:p>
          </table:table-cell>
          <table:table-cell table:formula="of:=[.F13]-[.$F$8]" office:value-type="float" office:value="228" calcext:value-type="float">
            <text:p>228</text:p>
          </table:table-cell>
          <table:table-cell office:value-type="float" office:value="18940" calcext:value-type="float">
            <text:p>18940</text:p>
          </table:table-cell>
          <table:table-cell table:formula="of:=[.H13]-[.$H$8]" office:value-type="float" office:value="264" calcext:value-type="float">
            <text:p>264</text:p>
          </table:table-cell>
          <table:table-cell table:number-columns-repeated="101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0" number:grouping="true"/>
    </number:number-style>
    <number:number-style style:name="N112">
      <number:number number:decimal-places="1" number:min-decimal-places="1" number:min-integer-digits="1"/>
    </number:number-style>
    <number:number-style style:name="N113">
      <number:number number:decimal-places="1" number:min-decimal-places="1" number:min-integer-digits="0"/>
    </number:number-style>
    <number:number-style style:name="N114">
      <number:number number:decimal-places="3" number:min-decimal-places="3" number:min-integer-digits="0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page-count>99</text:page-count></text:p>
        </style:region-left>
        <style:region-center>
          <text:p><text:date style:data-style-name="N2" text:date-value="2021-12-11">00.00.0000</text:date></text:p>
        </style:region-center>
        <style:region-right>
          <text:p><text:file-name text:display="full">???</text:file-nam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1">00.00.0000</text:date>, <text:time style:data-style-name="N2" text:time-value="16:56:26.8442309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14:54:05.250961052</meta:creation-date>
    <dc:date>2021-12-11T16:58:46.801901627</dc:date>
    <meta:editing-duration>PT14H42M34S</meta:editing-duration>
    <meta:editing-cycles>32</meta:editing-cycles>
    <meta:generator>LibreOffice/7.1.7.2$Linux_X86_64 LibreOffice_project/10$Build-2</meta:generator>
    <meta:print-date>2021-12-09T10:11:04.023758218</meta:print-date>
    <meta:document-statistic meta:table-count="2" meta:cell-count="441" meta:object-count="0"/>
  </office:meta>
</office:document-meta>
</file>